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style:text-underline-style="none" fo:font-weight="bold" style:font-weight-asian="normal" style:font-weight-complex="normal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40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2" table:default-cell-style-name="ce8"/>
        <table:table-column table:style-name="co4" table:default-cell-style-name="ce2"/>
        <table:table-column table:style-name="co5" table:default-cell-style-name="ce10"/>
        <table:table-column table:style-name="co6" table:default-cell-style-name="ce2"/>
        <table:table-row table:style-name="ro1">
          <table:table-cell office:value-type="string" calcext:value-type="string">
            <text:p>13.11.21, 02:0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7" office:value-type="string" calcext:value-type="string">
            <text:p>Ablehnend</text:p>
          </table:table-cell>
          <table:table-cell table:style-name="ce3" office:value-type="string" calcext:value-type="string">
            <text:p>Bezug Faktencheck</text:p>
          </table:table-cell>
          <table:table-cell table:style-name="ce9" office:value-type="string" calcext:value-type="string">
            <text:p>Neutral / nicht eindeutig zuweisbar</text:p>
          </table:table-cell>
          <table:table-cell table:style-name="ce3" office:value-type="string" calcext:value-type="string">
            <text:p>Freund(e) markiert</text:p>
          </table:table-cell>
        </table:table-row>
        <table:table-row table:style-name="ro1">
          <table:table-cell/>
          <table:table-cell office:value-type="string" calcext:value-type="string">
            <text:p>Seite 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pa: Teilweise falsche Informationen</text:p>
          </table:table-cell>
          <table:table-cell office:value-type="string" calcext:value-type="string">
            <text:p>Seit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string" calcext:value-type="string">
            <text:p>7149 Reacts</text:p>
          </table:table-cell>
          <table:table-cell office:value-type="string" calcext:value-type="string">
            <text:p>Seite 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568 Kommentare 5697 Mal geteilt</text:p>
          </table:table-cell>
          <table:table-cell office:value-type="string" calcext:value-type="string">
            <text:p>Seite 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eacts innerhalb der Kommentare: 2400</text:p>
          </table:table-cell>
          <table:table-cell office:value-type="string" calcext:value-type="string">
            <text:p>Seite 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/>
          <table:table-cell office:value-type="string" calcext:value-type="string">
            <text:p>Seite 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SUM([.A64:.A100000])" office:value-type="float" office:value="2400" calcext:value-type="float">
            <text:p>2400</text:p>
          </table:table-cell>
          <table:table-cell office:value-type="string" calcext:value-type="string">
            <text:p>Seite 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5" office:value-type="string" calcext:value-type="string">
            <text:p>siehe Posting40_annot.pdf</text:p>
          </table:table-cell>
          <table:table-cell office:value-type="string" calcext:value-type="string">
            <text:p>Seite 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ken = Zustimmend</text:p>
          </table:table-cell>
          <table:table-cell office:value-type="string" calcext:value-type="string">
            <text:p>Seite 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X = Ablehnend</text:p>
          </table:table-cell>
          <table:table-cell office:value-type="string" calcext:value-type="string">
            <text:p>Seite 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 eingekreist = Ablehnend / Bezug Faktencheck</text:p>
          </table:table-cell>
          <table:table-cell office:value-type="string" calcext:value-type="string">
            <text:p>Seite 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~ = Neutral</text:p>
          </table:table-cell>
          <table:table-cell office:value-type="string" calcext:value-type="string">
            <text:p>Seite 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~ eingekreist = Neutral / Freunde markiert</text:p>
          </table:table-cell>
          <table:table-cell office:value-type="string" calcext:value-type="string">
            <text:p>Seite 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ür meine kritischen Äußerungen zum PCR-Test wurde ich von selbst ernannten Fakten-Checkern verunglimpft.</text:p>
          </table:table-cell>
          <table:table-cell office:value-type="string" calcext:value-type="string">
            <text:p>Seite 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uch erinnere ich mich an eine Diskussionsrunde bei Servus-TV, wo der von mir zuvor geschätzte Prof. Manfred</text:p>
          </table:table-cell>
          <table:table-cell office:value-type="string" calcext:value-type="string">
            <text:p>Seite 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itzer jegliche Kritik am PCR-Test höchst autoritär und fast schon aggressiv unterbunden hat. „Positiver PCRTest heißt infiziert!“</text:p>
          </table:table-cell>
          <table:table-cell office:value-type="string" calcext:value-type="string">
            <text:p>Seite 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ttlerweile wissen wir, dass die Grundlage zum verschärften und wohl immer weiter verlängerten Lockdown</text:p>
          </table:table-cell>
          <table:table-cell office:value-type="string" calcext:value-type="string">
            <text:p>Seite 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ine politische, und keine wissenschaftliche Entscheidung ist. Freilich beruft sich die Politik auf Wissenschaftler.</text:p>
          </table:table-cell>
          <table:table-cell office:value-type="string" calcext:value-type="string">
            <text:p>Seite 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lerdings nur auf diejenigen, die den politischen Kurs unterstützen.</text:p>
          </table:table-cell>
          <table:table-cell office:value-type="string" calcext:value-type="string">
            <text:p>Seite 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 tapfere Redakteurinnen vom SPIEGEL diffamieren sogar kritische Stimmen wie die von Prof. Hendrick</text:p>
          </table:table-cell>
          <table:table-cell office:value-type="string" calcext:value-type="string">
            <text:p>Seite 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eeck und Jonas Schmid-Chanasit. Laut SPIEGEL seien diese Wissenschaftler sogar gefährlicher als CoronaLeugner. Ich bewundere immer wieder, dass Redakteure anscheinend mehr Fachwissen besitzen als</text:p>
          </table:table-cell>
          <table:table-cell office:value-type="string" calcext:value-type="string">
            <text:p>Seite 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essoren in ihrem Spezialgebiet. Im modernen Journalismus kommt das Ei vor der Henne.</text:p>
          </table:table-cell>
          <table:table-cell office:value-type="string" calcext:value-type="string">
            <text:p>Seite 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te 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ilweise falsche Informationen. Von unabhängigen Faktenprüfern überprüft</text:p>
          </table:table-cell>
          <table:table-cell office:value-type="string" calcext:value-type="string">
            <text:p>Seite 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und ansehen</text:p>
          </table:table-cell>
          <table:table-cell office:value-type="string" calcext:value-type="string">
            <text:p>Seite 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fällt mir</text:p>
          </table:table-cell>
          <table:table-cell office:value-type="string" calcext:value-type="string">
            <text:p>Seite 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3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mmentar</text:p>
          </table:table-cell>
          <table:table-cell office:value-type="string" calcext:value-type="string">
            <text:p>Seite 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ilen</text:p>
          </table:table-cell>
          <table:table-cell office:value-type="string" calcext:value-type="string">
            <text:p>Seite 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Seite 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.697 Mal geteilt</text:p>
          </table:table-cell>
          <table:table-cell office:value-type="string" calcext:value-type="string">
            <text:p>Seite 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office:value-type="string" calcext:value-type="string">
            <text:p>Seite 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/77</text:p>
          </table:table-cell>
          <table:table-cell office:value-type="string" calcext:value-type="string">
            <text:p>Seite 4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.11.21, 02:02</text:p>
          </table:table-cell>
          <table:table-cell office:value-type="string" calcext:value-type="string">
            <text:p>Seite 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office:value-type="string" calcext:value-type="string">
            <text:p>Seite 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ite 4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mmentieren ...</text:p>
          </table:table-cell>
          <table:table-cell office:value-type="string" calcext:value-type="string">
            <text:p>Seite 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Seite 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ta Schleenvoigt</text:p>
          </table:table-cell>
          <table:table-cell office:value-type="string" calcext:value-type="string">
            <text:p>Seite 5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5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 Ganze ist wahrscheinlich so verfahren, dass dann jetzt auch die WHO für die breite</text:p>
          </table:table-cell>
          <table:table-cell office:value-type="string" calcext:value-type="string">
            <text:p>Seite 5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sse zum C-Leugner und Aluhutträger wird!</text:p>
          </table:table-cell>
          <table:table-cell office:value-type="string" calcext:value-type="string">
            <text:p>Seite 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r tun ihre Beträge gut!</text:p>
          </table:table-cell>
          <table:table-cell office:value-type="string" calcext:value-type="string">
            <text:p>Seite 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len Dank dafür!</text:p>
          </table:table-cell>
          <table:table-cell office:value-type="string" calcext:value-type="string">
            <text:p>Seite 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office:value-type="string" calcext:value-type="string">
            <text:p>Seite 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fällt mir</text:p>
          </table:table-cell>
          <table:table-cell office:value-type="string" calcext:value-type="string">
            <text:p>Seite 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te 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eite 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ite 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ite 6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ite 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hr</text:p>
          </table:table-cell>
          <table:table-cell office:value-type="string" calcext:value-type="string">
            <text:p>Seite 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ite 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Antworten</text:p>
          </table:table-cell>
          <table:table-cell office:value-type="string" calcext:value-type="string">
            <text:p>Seite 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z Busta</text:p>
          </table:table-cell>
          <table:table-cell office:value-type="string" calcext:value-type="string">
            <text:p>Seite 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eite 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O erklärt PCR-Tests für unzuverlässig. Es wird Zeit das die Experten, welche die Regierungen</text:p>
          </table:table-cell>
          <table:table-cell office:value-type="string" calcext:value-type="string">
            <text:p>Seite 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raten diese Tatsache akzeptieren.</text:p>
          </table:table-cell>
          <table:table-cell office:value-type="string" calcext:value-type="string">
            <text:p>Seite 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iner Meinung nach ist das der erste Schritt der WHO um von diesem Fehlalarm</text:p>
          </table:table-cell>
          <table:table-cell office:value-type="string" calcext:value-type="string">
            <text:p>Seite 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auszukommen. Weiteres wird jetzt nach und nach folgen.</text:p>
          </table:table-cell>
          <table:table-cell office:value-type="string" calcext:value-type="string">
            <text:p>Seite 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tzt müssen noch die vielen Experten die diesem Test blind akzeptiert haben aus diesem PCR</text:p>
          </table:table-cell>
          <table:table-cell office:value-type="string" calcext:value-type="string">
            <text:p>Seite 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-Wahn herauskommen, ohne ihr Gesicht zu verlieren.</text:p>
          </table:table-cell>
          <table:table-cell office:value-type="string" calcext:value-type="string">
            <text:p>Seite 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h möchte mir gar nicht vorstellen was passiert wenn die Nachricht, das der PCR Test falsch</text:p>
          </table:table-cell>
          <table:table-cell office:value-type="string" calcext:value-type="string">
            <text:p>Seite 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t, in die breite Öffentlichkeit komm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style-name="ce3" office:value-type="string" calcext:value-type="string">
            <text:p>Summe =</text:p>
          </table:table-cell>
          <table:table-cell table:style-name="ce6" table:formula="of:=SUM([.C2:.C78])" office:value-type="float" office:value="299" calcext:value-type="float">
            <text:p>299</text:p>
          </table:table-cell>
          <table:table-cell table:style-name="ce6" table:formula="of:=SUM([.D2:.D78])" office:value-type="float" office:value="28" calcext:value-type="float">
            <text:p>28</text:p>
          </table:table-cell>
          <table:table-cell table:style-name="ce6" table:formula="of:=SUM([.E2:.E78])" office:value-type="float" office:value="4" calcext:value-type="float">
            <text:p>4</text:p>
          </table:table-cell>
          <table:table-cell table:style-name="ce6" table:formula="of:=SUM([.F2:.F78])" office:value-type="float" office:value="241" calcext:value-type="float">
            <text:p>241</text:p>
          </table:table-cell>
          <table:table-cell table:style-name="ce6" table:formula="of:=SUM([.G2:.G78])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style-name="ce3" office:value-type="string" calcext:value-type="string">
            <text:p>Gesamt</text:p>
          </table:table-cell>
          <table:table-cell table:style-name="ce6" table:formula="of:=SUM([.C80];[.D80];[.F80])"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o Lude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wah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en Dank für Ihre kritischen Zeilen Herr Dr. Spitzba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chi Cruisequeen Süß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der ein sehr interessanter und aufschlussreicher Bericht. Danke dafür. Wir könne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hen, das bis jetzt viele Dinge nicht hinterfragt werden von den Menschen. Alle 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klaglos jeden Tag auf neue Horrorinformationen ein. Aber langsam wird es wohl 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igen wenigen Bürgern klar, das nicht alles stimmen kann und die Politik die Wissenscha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 der Leine führt. Wie lange soll das noch weitergehen? Es ist unerträglich. Bleiben Sie 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u und ges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ette Re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eht nur so lange weiter, wie wir es auch zulassen. Je länger wir allerdings warten, de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ftiger werde wohl auch die Bürgerprotes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ette Re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vo!!!! Noch wesentlicher wäre endlich die Ergebnisse von Prof. Cahill zu verbreit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ce Moran Haeg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Rees ich bitte um die Quellenangabe der Ergebniss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Re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ce Moran Haegi von Prof Cahill? Bitte um Emailadre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ce Moran Haeg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nicht öffentlich, dass es alle sehen? Hier meine e-mail-adresse info@omneomed.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o Deub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da etwas gef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dans-ai.ch/2020/08/09/corona-narrativ-entlarvt-mit-prof-dolores-cahill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 Narrativ entlarvt – mit Prof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s-ai.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 Megis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ätte auch gern die Studie. Habe sie bisher auf keinem Portal find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Re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 Megistos bitte em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 Megis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Re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 p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Oetz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es wird trotzdem weiterhin getestet und Quarantäne angeordnet.Was muss noch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chehen,dass die Menschen hier mal wach werden,was da mit uns pass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iam Ti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gespannt, ob die "unabhängigen" Faktenchecker den Beitrag so stehen lassen. Hab vor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ar Tagen genau dazu etwas gepostet, einen Screenshot, ich glaub sogar von offizieller Seit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wie ein Kommentar dazu von einer amerikanischen Seite, wurde gestern mit einer War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ehen, da das ja nichts dran ändern würde, dass trotzdem die meisten positiven PCR rich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. Das geht mir schon so auf den Ge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exander Christia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Michael, wie immer exakt auf den Ounkt gebra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onders Deine Einordnung: „ Die Entscheidung, den Lockdown (das Einsperren der Bürg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zusetzen, ist politisch motiviert“ beschreibt das Theater unserer Politkasperl, die um i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derwahl bangen, sehr gu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lf Bless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chtig wäre nur, dass diese Coronaübertreibung so schnell es geht abgebrochen wird.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für Deutschland noch wuchtiger wäre, dass unsere Politiker, die diese Maßnah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geputscht und unterstützt haben, nach alken Regeln der Kunst mit hohen Strafen bele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, sodass es für alle Nachfolger der jetzigen Regierung eine Warnung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J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f Blessing ja das wünsche ich mir auch und all diese „Faktenchecker“ sowie Mimika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Volksverhetzer gleich mit. Es ist ein Wahnsinn was hier abgeht... ich habe mich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ragt wie die sogenannten „Faktenchecker“ richtig von falsch unterscheiden können, 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h niemand etwas genaues weiss eine heute hü und morgen hot Mentalität herrs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Bran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f Blessing da kannst Du lange drauf war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f Bless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Brandt Die Hoffnung stirbt zul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Bran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f Blessing auch wieder wah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Chin Yo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f Blessing genauso, super geschri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e Kü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f Blessing - leider Wunschdenk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le Van Den Br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tsächlich, An Ja, Fakten sind schon wirklich lästig. Vor allem wenn sie wissenschaf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egbar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le Van Den Br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Herr Spitzbart, aber auf Veranstaltungen dieses Niveaus verzichte ich gerne. Und and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enbar auch, sonst müssten die Teilnehmer nicht mit Gewinnen und Geld angelock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ist denn der edle Sponso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ke Kemn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ätestens jetzt, bei 0 Reaktion durch die Bundesregierung auf die Änderungen der WHO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Urteil des Weimarer Gerichts, sollte auch der letzte Gutgläubige erkennen, dass hier ein Pl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hinter steckt, von dem unter keinen Umständen abgewichen wird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hanie Gendas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da wird mal zugegeben das die Tests unzuverlässig sind. Bisschen zu spät würde ich s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verstehe die Personen sowieso nicht die dem ganzen ohne unterlass folge leis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ständiges denken zudem im Zeiten von Corona völligs Fehl am Platz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ice 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hanie Gendasz Das nennt sich Normapath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er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einzig politisch geführter Kampf gegen wen auch immer. Ich hoffe Sie werden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ausfinden und uns dann davon berichten. Bitte weiter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Dege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arper, soll Dr. Spitzbart für uns die Probleme lösen? Das liegt in uns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verantwortung, in jedem einzelnen von un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anze ist so offensichtlich und dennoch wollen es noch so viele nicht begrei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Kro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e spannend, dass jemandem, der bei der Doktorarbeit so gelogen hat, nach wie vo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ühne gegeben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ggy Moo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 mir denn jemand beantworten ob das jetzt nur eine Empfehlung der WHO ist, oder 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Länder die den Test nutzen das umsetzen müssen? Das würde ja automatisch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ückgang der Zahlen bedeuten und müsste folglich für Aufhebung der Maßnahmen sor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dings versucht man sich ja gerade die Mutationen zunutze zu machen um weite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sttour zu fahren. Dabei hat man doch immer gewusst das Viren mut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8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rike Dö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arte auf den ersten Wissenschaftler, der bestätigt, die Mutanten sind weniger gefährlich...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 ja nicht ewig dauern, bis ein Ergebnis vorlie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 Ghet auch ein englischer Artikel von letztem Juni, in dem Prof. Dro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gendermassen zitiert wird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A mutation that primarily affects the nasal area could enable the virus to multiply bett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thing which "leads to virus epidemics actually becoming more harmless over time," sa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sten in his podcast with the German public broadcaster NDR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dw.com/en/will-mutations-soon-make-covid-19-less-harmful/a-53839943?fbc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=IwAR3eMBquNkONrIIlazZisebtgv7NDtq5_u7manrFWUv6wz_fV_WF72NMEq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l mutations soon make COVID-19 les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.c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ch ,danke, dann bleibt ja wirklich nur noch die Frage, was ist eigentlich geplan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alle Bescheid wissen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 Alle wollen irgendwie immer zurueck zu dem was "vorher" war, aber ich ke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um Leute, denen es da gefallen hat, ausser denen, die es sich konsumwarm ohne Si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erichtet haben und sich gluecklich shoppen... und ich glaube, wir sollten die Ch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zen es so zu aendern, dass sich weniger Leute umbringen, weniger Leute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infarkten und Krebs sterben (Stress/Umweltfaktoren)... dass die Gewinne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ktivitaetssteigerung der letzten 50 Jaher auch dort ankommen, wo sie erwirtschaf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n, und mal dahin sehen wo in den 60ern grosse Freizeitkonzepte fuer HEUTE erstel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, weil wir ja alle bei gleichem hohen Output (nach den Boomjahren) HEUTE alle nur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Tage arbeiten wuerd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Uh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 Sagt Drosten schon selbt: https://twitter.com/c drosten/statu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 Sagt Drosten schon selbt: https://twitter.com/c_drosten/statu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51222019413725192?s=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ian Drosten on Twi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örg Richter , dass habe ich verstanden, die Frage ist, nur ansteckender, dafür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loser?......, ist eine entscheidende Frage, denn wenn die Mutationen ungefährlicher sind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eutet das, wir bewegen uns im Bereich einer starken Erkältung....., dass muss geklä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t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st waren's 70 % ansteckender, dann ca. 50 % und jetzt sind es ca. 30 %. Am Schl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überbleiben, dass es gereicht hat, noch mehr Betriebe in die Insolvenz zu trei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örg Richter , spiegelt sich aber nicht im DIVI Intensiv Register wieder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örg Richter , ich finde es immer unhöflich, wenn Menschen, die eine kriti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ung vertreten dann plötzlich nicht mehr mit Herr oder Frau angesprochen wer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dern platt mit „dieser Spitzbart“. Auch wenn man anderer Meinung ist, muß ma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e gute Kinderstube vergess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Dör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örg Richter , an mir hat Herr Dr. Spitzbart noch keinen Euro verdient... , da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gesehen, ich bin es soooo leid, dass kein vernünftiger Austausch mehr stattfinden kan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 kritische Nachfrage führt sofort dazu, dass ganz regierungstreue Menschen wie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n, alle anderen belehren zu müssen......, Nein, denn am Ende des Tages, wird es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den Seiten Wahrheiten und Fehleinschätzungen geben....., an den Gedanken sollte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gewöhn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Breiten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 Jörg Richter Sie halten es für vernünftig, sich für einen Impfstoff auszusprechen,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 man noch nicht einmal weiß, ob man danach ansteckend bleibt oder nicht, der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eseile von einem Konzern entwickelt wurde, der schon öfter in kapitalorientie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andalen verwickelt war und deren Hersteller selbst die Haftung wegen „ho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tschaftlichen Risiken aufgrund eventuell später auftretender Spätfolgen“ (Handelsbl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view, 27.12.2020) ablehnte und diese an den (willigen) Staat abgab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, wenn das Vernünftig ist, dann will ich nicht wissen, was Sie tun, wenn Sie die Unvernun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mannt...Alles, was Sie tun ist, das Gerede aus den Hauptmedien kritiklos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nehmen, dementsprechende Links zu posten und zu glauben, das wäre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ünftigste. Das ist aber nur Glaube, keine Vernun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s Megis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ahrheit erkennt man dann, wenn die Seele mit positiven Gefühlen berühr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t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örg Richter als Antwort bitte ansehen, warum in die Insolvenz "getrieben" wird: https:/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ry.tv/@Chiemseefee:f/die-magische-virusrettung-der:3?fbclid=IwAR3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CoJLCWXhNQUmcwKU-kMP7kNYLcH82lW7yB02ElYkn2ZMP3_EjvFc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agische Virusrettung d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ry.t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t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örg Richter bislang hat hier in den letzten Wochen "der Spitzbart" durch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ünftige Aussagen getätigt. Bestätige ich hiermit. Seine Biographie interessiert 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, sondern nur die einzelne Information. I don't shoot the messeng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benher: Was die allermeisten "Ärzte" NICHT wissen: &gt; 100 Jahre Impf-Schutz-Lüg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impfkritik.de/seuchenrueckgang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kritik.de - Was hat der Rückgang d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kritik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ö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g mal Deinen "Virus"-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Breitenreiter Bei uns in UK wird geimpft auf Teufel kommraus. Aber es wird auch gesa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man die Beschraenkungen einhalten soll weil man angeblich nur selbst geschuetzt ist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Virus an anderen weitergeben kann. Ist doch ein Witz oder?Hier wird immerwieder erwaeh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der mutierte Virus WAHRSCHEINLICH ( also weiss man es nicht) noch toedlicher sein so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covid19. Komischerweise fallen die Todes sowie die Infektionszahlen. Sehr merkwuerd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Rosskam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mich zur Zeit erschreckt, sind die Informationen, dass Menschen nach der 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orben sin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Wi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Rossk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st nicht wegen der Impfung!!!1111!1!1!1!! Das ist wegen den Vorerkrank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11!1!!1!!11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11!1!!1!!11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Schmer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Witte ich denk mir das auch, da spielen die Vorerkrankungen plötzlich eine Rolle -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ammenhang mit covid 19 darf man das nicht laut ausspre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Oels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Rosskamp es sollen auch Menschen gestorben sein, nachdem sie ins Bett gega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llen Sie sich das mal vor, unfassb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Beweis, dafür das liegend schlafen tödlich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üher hat man das noch gewusst, und im Sitzen geschla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Witte sicher und ohne Impfung waehren sie am Virus verstorben. Diese Halun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hen sich alles so wie es fuer sie richtig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do 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Rosskamp da ist ja jetzt gleich das paul-ehrlich-institut mit dem erhobenen zeigefi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der bühne erschienen und hat drauf hingewiesen, daß diese todesfälle natürlich NICHTS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impfungen zu tun hat...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☆ hust 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ca Kü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es wird trotzdem weiterhin getestet und Quarantäne angeordnet. In vielen Länder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eutschland, darf man ohne PCR Test nicht verreisen. Schrecklich! Ich lese gerade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at Reseat... Ich kann nicht mehr schlafen! Was auf meine Kinder zukomm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ca Kübler ich lese den auch grad in Etappen, anders geht es nicht, sonst fall ich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m Glauben doch noch ab, das alles gut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Breiten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 ich durch...Angst ist aber der schlechteste Ratgeber. Freuen Sie sich lieber,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Lesen einen anderen Einblick zu bekomm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einz Schr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Breitenreiter Und was ist das für ein Eindru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Breiten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einz Schreiner Ich schrieb Einblick, nicht Eindruck. Lesen Sie es doch einfach einma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ca Kü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Breitenreiter so kann man natürlich auch betrachten. Ich bin noch nicht fer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önlich möchte diese Einblick nicht .. Hängt aber vielleicht damit das ich 21 Jahren in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nge Diktatur gelebt habe. Ich lese weiter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ka Gro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ist das für ein Buch was ihr lest.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min Schö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ca Kübler, Inferno von Dan Brown passt auch sehr gut dazu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ca Kü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. med. Michael Spitzbart meinen Sie jetzt im Ernst? Ich teile die Beiträge weil ich genau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e, hätte nie gedacht das mit einen Gewinn verbunden sind. Ist kein Fak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ca Kü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Hand der Link geht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ca Küb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Hand habe auch nicht gemacht. Hätte mich schwer gewunder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er Fisch stinkt vom Ko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PCR Tests als Mutter der Pandemie und herunter gewirtschaftete Gesundheits-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zialsysteme als der Pandemievater. Die Politik und Medien als Geburtshelfer. Ein globa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zenario, das wächst und gedei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witha Balt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Drosten &amp; Co ist das leider noch nicht angekommen, der faselt etwas davon, dass ma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brauchsanweisung des Tests lesen soll!! Unglaublich ist das. Was einige Mediziner von Anf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 gesagt haben, diese wurden als Verschwörungstheoretiker diffamiert, ist jetzt auch endlich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HO ange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jetzt beginnt der Spuk von vorn mit den Mutationen und der Angstmacherei um viel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appen Impfstof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mag nicht mehr und will einfach nur noch aussteig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i Lust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ja die wollen die Menschen psychisch kaputt mac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 ja schon vor der 4. und 5. Welle gewar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i Lustig und diese Krankheit ist weitaus gefährlicher! Ich will nicht wissen, wie v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an Depressionen leiden. In dieser aktuellen Lage wollen viele do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l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Hunsrück, Prof. Bhakdi und weitere Ärzte verlassen Deutschland! Das sagt ja wo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! Es gibt so schon so wenige Ärzte, denen man vertrauen kann! Ich habe es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onders schwer, weil ich transplantiert wurde, obwohl das nicht notwendig gewesen wär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as wird in den Medien verschwiegen, damit es kein Politikum wird! Wie ich damit k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 oder nicht, interessiert nur wenigen und der Politik gar nicht, wenn es um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weislastumkehr in Arzthaftungsprozessen geh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fin Bu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ich komme mit, mir geht es nicht and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wa Gehr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Wohin kann man noch auswandern?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Ern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, genau und dass unsere bösen Kinder das Virus verschleppen. Die schre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 keiner Sauerei zurü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Ern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i Lustig , das haben se gut hin bek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wa Gehring, ich kann leider, auf Grund meiner gesundheitlichen Situation, in die Ärz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 gebracht haben, nicht auswandern. Ich würde nämlich selbst in Skandinav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teile haben. Wenn man gesund ist, würde ich Skandinavien bevorzugen, weil die v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Eigenverantwortung setzen. Ich weiß von Mauritius, dass alle Geschäft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aurants offen sind und die Einheimischen nur bei Symptomen getestet werden,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 Maske einkaufen gehen. Prof. Bhakdi geht ja nach Thailand zurüc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Lü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in Thailand fehlen aber die Touristen. Viele Gastronomiebetriebe mü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e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a Röth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,woher wissen Sie das Prof.Bhakdi nach Thailand geht? Das wäre Schade,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aus nachvollziehb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a Röthig, von seinem Video auf dem Telegram-Kana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habe ich es gepostet: https://www.facebook.com/100001926005554/pos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891864040887748/?d=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j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aussteigen... ganz genau, es re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Peter Lünenschlo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schon mehrfach an dieser Stelle von mir geschrieben, die Mutation aus England ist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KI seit September bekannt. Man muss die Panik nur weiter aufrecht halten,anders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ti Merkel nicht mehr regieren. Mal ganz angesehen von unseren Spezies Wieler, Drost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hn und Lauterbach. Apropos Lauterbach, er lässt keine Fernsehsendung aus um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ts grausamen Kommentar anzugeben. Wann greift bei ihm der 15 Km Radius. Er sollte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ker als Vorbild dienen aber er ist so von sich überzeugt, er kann halt nicht anders. Bi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and diese Person endlich von den deutschen Bildschir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a Röth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,danke. Traurig,aber wohl das Beste was er mach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a Röthig, für ihn und seine Familie auf jeden Fall. Ich war bei seiner Veranstaltung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er Frau in Kiel und konnte auch kurz mit ihm reden, danach haben wir gemailt, weil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 an einen Arzt vermittelt hat. Ich habe selten so entspannte, freundliche, authentisch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liche und ehrliche Menschen erlebt wie ihn und seine Frau! Ich kann mir deshalb sehr 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stellen, dass sie weggehen, da sie sich hier nicht mehr wohl fühlen. Selbst das UKSH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von den beiden distanzier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Glb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Hunsrück dabei haben wir noch net mal die 3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a Röth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verfolge ihn schon seit März letzten Jahres. Leider habe ich zu spät von der Veranstalt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Kiel erfahren. Ich würde das Ehepaar so gerne persönlich kennenlernen. Es tu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endlich leid,was dieser kluge Mann ertragen muss. Habe mir gerade das Vide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sehen. Schön ,dass da im Hintergrund noch viel passier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a Röthig, als diese Veranstaltung im Netz veröffentlicht wurde, habe ich sofort für uns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ten bestellt und ich habe gerade noch so Karten bekommen. Es waren wunderschö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nden dort, weil man auch den Zusammenhalt unter den Teilnehmern so sehr gespürt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e Ärzte waren anwesend und ich denke, dass sie sich schon zu dieser Zeit vern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a Röth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aren im November kurz vor dem zweiten Lock Down in der Traum GmbH. Haben 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sehr wohl gefühlt und vor allem in unserer Meinung bestäti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Ernst Ich war neulich in einem unserer Supermaerkte hier in UK. Da wurde ue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tsprecher mitgeteilt ( es waren auch Kinder in dem Markt) Man solle distanz hal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ende Waschen, Mundschutz tragen WEIL ,wenn wir den Virus weitergeben wir Schu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 den etwaigen Tod unserer Eltern oder Grosseltern sein. Wie gesagt da waren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er anwesend. Ich bin bald vom Glauben abgefa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, ich denke, dass ich danach und dazu das Gespräch mi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ialleitung gesucht hätt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, hier bei uns? Keine Chance. Die sind so ängstlich hier wie Kaninchen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inwerferl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, worauf beziehst du deinen Kommenta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 Auf deinen Post: Gespraech mit den Supermarktlei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Risse Robertson, okay. Das ist immer so unübersichtlich und mit mehreren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t man schnell durcheinander oder muss ewig such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das Gespräch tatsächlich gesucht und das Schreiben von den „Klagepaten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genommen, seitdem können wir in Ruhe ohne Maske einkaufen gehen. Bin gespannt,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e no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i Lustig, VORSICHT - das ist ein FAK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Bo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der Schrift heißt es der CT-Schwellenwert für ein positives Ergebnis müsse angepa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→ kleiner fun-fact: selbst auf mehrmaliges Nachfragen im auswertenden Labor mei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en Testergebnisses konnte mir garkein CT-Wert genannt werden. "der sei von Testgerä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Testgerät unterschiedlich und könne so kaum interpretiert werden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→ das könnt ihr ja mal selbst interpret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riele Frauwa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Ihre unaufgeregten Information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 Groß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alle die Symptomlos und ohne ärztliche Untersuchung gezwungen wurden in Homeknast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zen, sollten dies nicht dulden und vors Gericht, Schadenersatz einklagen!!! Wenn wir uns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allen lassen, dann macht man auch alles mit un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Großmann so sieht es aus!!! JEDER MUSS KLAGEN! Entweder auf Schadensersa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gegen eine Quarantänepflicht die man jetzt noch aufgezwingt bekommt. Sofern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Symptome hat (aber auch schon früher ist man bei starken Grippesymtomen zuha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blieben) Wir müssen uns we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f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ich richtig informiert bin, dann stammt das WHO Papier vom 20.01.2021. Man erfäh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s über diesem Paukenschlag in den Lei"d"medien. Aber über das Dschungelc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fahren wir all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Eye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man überlegt, wie oft Drosten und Lauterbach falsch gelegen haben mit ihren Vorhers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 der Glaskugel (bei Lauterbach ist es wohl der Abakus), dann müsste eigentlich die Erde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leer sein. Wie kann man solche Scharlatane immer wieder zu Rate ziehen und zu 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 la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Petzsch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cht Euch doch bitte die Mühe und schaut, welcher Verleger einer Zeitschrift Anteile an Fir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itzt, die Tests herstellen oder durchführen. Da wird man erleuch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 Centogene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spiel gehört zu 4 Prozent der Berliner Zeitung bzw dessen Verleger. Schon gewuss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Nicol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nur bei positiven Te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ar 14 Tage in Quarantäne mit negativen Test und ohne Symptome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Nicolai Klagen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avica Matic-J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Nicolai ich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Schmidt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Nicolai da kenne ich noch paar Kinder denen passierte es ab den Sommerfer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änd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Nei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 wundert es wirklich da die Grünen sich hier zurück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leicht die Einsicht zu keiner Kompetenz, oder um vor den Wahlen mit aktuellem Wisse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änzen, „haben wir bereits vor 2 Jahren gewusst und gesag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a Leksc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 jetzt wird die Zuverlässigkeit doch schon in Frage gestell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ind Blitzgescheit...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die da drauf gekommen... Fachleute und Hersteller vielleicht die das seit Monaten sagen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weiß nicht ob man Lachen oder Weinen so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a Lekscha es sind etwa 60-80 internationale Rechtsanwälte tätig um diesen Test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lage der Pandemie zu kippen. Gerichtsverfahren in den USA; Kanada; Indien; Italien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usw. sind eingeleitet und in der nächsten Woche werden die ersten Urteile erwar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i Gr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a Lekscha für mich ist es leider alles nur noch zum Heu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bald. Ich warte schon sehnsüchtig dar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 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 In NRW gabs doch bereits ein Gerichtsurteil bzgl der Unzuverlässig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R Tests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dings hat das Gericht keine Konsequenzen gezog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soll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also bringen??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 Li ich weiß au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e halt immer noch darauf, dass es bald ma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 Li warten wir es ab. Da sind andere Kaliber am We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 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 Geht mir genauso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 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 Bleibt uns nix anderes übrig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 Li es lässt aber hoffen und dann....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i Grey schade auf stehen und wehren werde wohl effektiver wie sitzen und Heu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Wu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der einmal danke für ihren Beitrag! Es wird sich in nächsten Wochen alles zum guten w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alles kommt au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eitz T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ch unseren persönlichen Erfahrungen mit diesem test wissen wir das schon seit Mona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 Sohn wurde 18 Wochen in Quarantäne ges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Miraculix Gawl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osten sagt darauf, gerade dies bestätigt seinen Kurs. Es wird sich also nichts an die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störungskurs änd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Vernichtung geht unaufhaltsam wei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Cre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Miraculix Gawlik ich verstehe nur leider nicht, mit welcher Begründung er sich bestäti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ht? Er verdeidigt den Test so vehemment, weil sonst sein Nebenerwerb sin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j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ie Minges habe dieses Video auch gesehen. Der Oberkna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bei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sein Grin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Oels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ie Minges wenn sie Englisch können, dann können sie nachlesen, das das sogar wör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rt so drin st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 Y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eressiert die da oben leider in keinster Wei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ssica Mas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anderen wollen es nicht glauben. Schließlich haben wir Wahljahr und es hat was damit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 solange sie noch da sitzt geht es nach ihr ist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te H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ssica Massa Glaubst wirklich, dass wir im September eine Wahl haben werden?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gg da mal ganz treudoof nach Thüringen rüber............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 ä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 o 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 Y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te Hagen ich bin davon überzeugt das es KEINE geben wird ..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jams Blumenwie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 Ya Warum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 Y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jams Blumenwiese weil sie nicht wollen das sich was ändert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Rodzin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 Ya natürlich wirds ne Wahl geben, muss jetzt auch nicht in die andere Richtung übertri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ssica Mas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te Hagen gewählt wird sie will ja zurücktre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leen Guillon Dziubal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Biden wird „die Welt retten“ - ist doch unverkennb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 für Ihre immer wieder tollen Beiträge Herr Dr. med. Michael Spitzb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bin ein Fan mittlerwe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Ho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nn wird der PCR Test Auslöser Drosten endlich zur Rechenschaft gezogen ? Und noch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ten Merkel, Spahn &amp; Co an den falsch hohen Infektionszahlen fest und beeinflussen ga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a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ieso hat die WHO ab März 2020 keine Influenza Infektionen mehr für ganz Eur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geben 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Hoffmann https://www.facebook.com/punktpreradovic/videos/93306961743636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NKT.PRERADOVIC 25. Januar um 14:17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st die WHO zweifelt inzwischen die Zuverlässigkeit des PCR-Tests an, zumindest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ymptomatischen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ulf Knierie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zu erwarten, denn die wollten mit Hilfe der WHO Trump alle Knüppel zwischen die B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meißen, um jetzt Biden gut dastehen zu lassen.... und z. B. Fauci wieder zu install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Le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chdem hunderte Millionen Tests verkauft wurden... ein Schelm wer da ans Geldverdienen den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Le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-Heinz Hering es geht doch um die Tests und deren Zuverlässigkeit nicht um die Krank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Le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-Heinz Hering hab das auch woanders schon gelesen nur wer kann als Laie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vollziehen was woher kommt und was nicht, was stimmt und was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geh mal vom Fakt aus das es so ist... und dann kommt sofort das Geschmäckle im H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Okunn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n... - dass es sich bei diesem ganzen Lockdown-Gedöns um eine politische und nicht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wissenschaftliche Entscheidung unserer Regierenden handelt, hat in der letzten Wo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e Gottkanzlerin, im Rahmen der Bundespressekonferenz, höchstselbst gesag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Bentenri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Okunneck deshalb sind leider alle wissenschaftlichen Erkenntnisse und Auss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gebliche liebesmü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dmute Bascha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genau, Herr reitschuster hatte die entsprechende Frage dazu gestellt; in seinem Video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T kann man die Antwort der gottgleichen Kanlerin nachhör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Okunn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dmute Baschant - genau... - und die ARD hat vor der Beantwortung der Frag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tragung abgebroc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Kules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Spitzbart, bin mit ihrer Meinung ganz bei ihnen! Nur wie kann man sich dagegen wehr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Hab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Kulesha DAS würde mich auch brennend interess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Mu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Kulesha Abwarten und gelassen bleiben. Leider gilt das nicht für Pflegebedürftig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kann man nur hoffen dass es Angehörige gibt die hand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Hab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Muc Wer ist denn noch gelassen, bei dem ganzen Müll, der geredet wird??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Mu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Habich Schwierig leider. Ich schau kein TV außer Filme/Serien und höre kein R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Hab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Muc ich höre viel Radio, eigentlich den ganzen T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es nervt mich ganz arg, dass nur noch dieses Thema present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Pla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e Schwurbler hatten das schon lange vorher erwähn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 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"Wieviele Millionen Menschen haben umsonst in Quarantäne gesessen". Noch schl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wie hart wurde die Wirtschaft gegen die Wand gefahren. Wieviele Menschen haben ih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istenz verloren. Wieviele alte Menschen mussten alleine sterben. Wieviele haben Suizid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zweiflung begangen. Die Liste kann noch ewig lang fortgeführt werden. Lieben Dank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en unermüdlichen Einsatz zur Aufklä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ker Jaco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ooops..., kann doch mal passier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offe, dass Drosten (ehem. "Prof. Dr. Drost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dafür verantworten muss, das wäre ein unglaublich starkes Zeichen. Allerdings wird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nur durch seine neuen Kumpels in der Regierung geschützt werden, sondern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 die Medien. Wenn man sich den Speichel-leckenden Artikel von Frau Rafaela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dow und Veronika Hackenbroch im Spiegel anschaut, wird klar dass Kritik am Nr. 1 VirusFlüsterer der Regierung völlig undenkbar ist. Der Artikel wird übrigens auch voll und ga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der Spiegel Chefetage mitgetragen, obwohl er bereits reichlich Kritik geerntet ha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bara Krön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lich mal wieder ein Lichtblick in dieser verwirrenden Corona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wir war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nicht von den bisher proglamierten Fallzahlen überzeugt. Vielleicht werden noch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zum Hinterfragen der tatsächlichen Lage angeregt. Es wäre wünschensw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gentlich wollte ich hier ein sehr interessantes Video von RA Dr. Rainer Fuellmich posten.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 wurde leider gesperr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 wohl? Hat man Angst das die Wahrheit ans Tagesl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t? Aber die Wahrheit vermag niemand aufzuhalten, sie ist wie das Wasser im Berg.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ein riesiger Fels seinen Lauf versperrt, so wird es einen Weg finden, auch wenn er sch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langsam ist, um zu einen großen See zusammen zu fließ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e Holl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Ei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t geschri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Eisl 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te Nachricht! Wer sich das Video anschauen möchte, es ist auf der FB - Seite von Dr. Ra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lmich (einfach Name in Facebook Suche eingeben) Gerichte vor Entscheidung Punkt.PRERADOVIC mit Dr. Reiner Füll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sia Holm Ser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, die FB Suche zeigt keine Treff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sia Holm Serwa habe das sofort gefunden, momentan das dritte Video von oben steht dr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abine Wormann" vile Erfo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do 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 die knapp 50 min. von dr. fuellmich bei frau preradovic sollte sich jeder an 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hm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r, sehr aufschlußreich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gibär Ho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do KL leider hat man das Video gesperrt, ist aber, zwar sehr umständlich, noch zu fi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Ern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roße Problem ... es interessiert unsere komplette Regierung und Medienwelt nicht.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mal wenn Herr Reischuster durch ein Mitarbeitervideo klar darlegt, wie , in dem Fall bei RTL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akten zerlegt werden. Und unsere Gerichte sehen weg. Bis auf einen Richter,der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ffentlich zerlegt wird. Wo leben wir ? Warum tun das unsere Politiker? In unserem Volk brau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niemand über das "wegsehende Volk" aus 1933 eschoffieren, aktuel zählt auch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ientre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Car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Politik und Mainstream-Medien interessiert das niemand, die halten am Kurs fest. Man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hoffen, dass die Menschen tröpfchenweise aus ihrem Dämmerzustand aufwachen, j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räger die Massnahmen werd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Manuela H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Witz ist ja auch Drostens Erklärung zur WHO. Unglaublich. Der schiebt sich das immer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hin wie er es hören möch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Lehw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jetzt endlich wird es so langsam zugeben wie der Hase läuft wenn man 1÷1zusammen rech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es schon 2020 gewusst das es nicht mit rechten Dingen zugeht.Plandemie Game o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Cyria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e noch immer auf eine Wende zum Guten. Vielleicht ist dies der Anfa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rah Scher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Cyriax das hoffe ich au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ihren unermüdlichen und klaren Einsa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elbst war schon von Anfang an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eptisch gegenüber allem was die "Pandemie" betrifft. Und es kommt immer mehr ans Licht,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der finde ich viele Aussagen die im Netz rund laufen von der WHO , nirgends auf 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ationalen Seite .. Und wenn man das in die Suchmaschine eingibt, kommt oftmals das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eNews sind. Ich weis, das der Test nicht funzt, Unsere Schnelltests für Katzen und au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eschickten Blutanalyseauswertungen vom Labor auf Coronaviren, waren noch NIE aussagekräf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nß Svenfel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mit den PCR Tests ist ja schon lange bekannt, aber ändern tut sich leider nichts... Die F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warum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rennen die Menschen den politischen Parolen wie dem Rattenfänger von Hameln hinterh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 kann man diese als Hirnlos, naiv, dumm oder alles zusammen nennen. Letztendlich mach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atspresse und unsere peinlichen, einst stolzen Medien, mit Angstpropaganda uns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fähigen Politiker, einen guten Job. Der Wahnsinn findet kein Ende und unsere polit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ager lenken mit ständig schlimmeren Verboten von Ihren kapitalen Fehlern ab. Anstatt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hler ein zu gestehen und mit einer Kursänderung die Dinge besser zu machen, macht man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ik, Angst und idiotischsten „Regelungen“ alles kaputt! Und dann mahnt uns Spahn und Co.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ldzuweisungen und es soll vergeben werden. Jaj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b Seb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genau kann ich die Stelle im WHO Bericht finden? Da ging es lediglich um die Erinnerung,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loop einzubauen falls das Ergebnis nur schwach positiv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 genau erklärt die WHO die PCR Tests für generell unzuverlässi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Sim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wird dann weiterhin an den Ergebnissen der PCR Tests festgehalten. ? Viele wussten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Anfang an, aber die wurden ignoriert bzw. nicht gehört. Jetzt die WHO, und wir te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tzdem weiter und schicken Menschen in Quarantäne. Und die Zahlen haben somit noch 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imm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 Kess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Dr. Spitzbart, ich verstehe nicht was genau sie am PCR Test kritisieren? Meinen sie, dass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 den Abstrich gewonnene Genmaterial nicht aussagekräftig genug ist oder stellen sie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mten Vorgang der Polymerase-Kettenreaktion in Frage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an Ihtiy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versteht das ganze Problem doch gar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 pcr test hat sagen wir 10-20% fehler. hat aber sehr ift wirklich corona kranke oder sageb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mit lungenentzündung festgestellt. wie auch immer ...jetzt nehmen wir die pcr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ständig weg. entweder glaubst du an corona viren oder nicht. wenn du an die existenz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en glaubst dann muss du es auch nachweisen...dann muss u die viren im blut feststellen...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roskop? geht es? wenn ja zeit aufwand? gibts genug test möglivhkeiten? kosten? ..... wie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t ...wrnn du aber keine alternative anbietest. sag ich nicht dass pcr test mist sind..sond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ge wie ich sonst handhabe. denn dieser scheiss virus existiert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 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wegen muss ja jetzt die Mutation her. Nur so kann man die Leute weiter in Angst 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ckender, tödlicher, Neuinfektionen bis 100000 tägli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We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e größte Sorge ist es nicht, an Corona zu sterben, es ist die Sorge, um die Zukunft derer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uns kommen, unsere Kinder und Enkel! Sie werden dann weder über freiheitliche Rech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über eigenständiges Handeln verfügen können. Vieles deutet darauf hin! Speziell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kratischen Entscheidungen der Regierungen in aller Welt! Danke, ich freue mich auf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ächsten Beitra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Burk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Dr. Spitzbart für Ihren Beitrag. Auch wenn Einem bei diesem Thema das Lachen verge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ste ich bei Ihren Zeilen schmunzeln. Ich mag Ihren ironischen Humor und den ganz leich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rkasm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i P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ht so aus als würde es bald ganz viele Klagen reg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ke Eichho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i Pan das wäre schön, mit den dazugehörigen Konsequenzen. Allein mir fehl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u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2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ube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y Ni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nning Rosenbusch ein ebenso geschätzter Kriti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r auf dem Punk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ine Beiträge ebenso wie deine 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Had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CR test ist nicht 100% zuverlässig, hat auch nie jemand behauptet, da brauch ich keinen Dr.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schreibt. Aber immer noch die zuverlässigste Methode um wenigstens 80% hersudzuf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avarkó Tivad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der ein sehr guter und wohltuender Beitrag, wenn man wegen eben dieser Meinung vo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ilie belächelt wird und "Freunde" sich verabschie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Hen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ch einem Jahr, wird es Zeit... Danke für Ihre stete Sachlichk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a-Arathera Haa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bt eine Verschwörungstheorie: Dass dieses Virus nur raus kam um joe biden als Präsident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. Hab mir das Video noch nicht dazu angescha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dass wäre schrecklich wiev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ihren Job verloren haben usw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o Lina Ha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... Unsere liebe Regieren interessiert aber die Feststellungen der WHO nicht mehr sonderlich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t diese nicht mehr in das festgefahrene Meinungs-und Handelkonzept dieser hineinpasst. E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von Belang, was unsere Hobbynostradamies (Drosten und seine Jünger, und Lauterbach..u.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w.) absonder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finde es beängstigend und traurig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rence René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e WHO eine Pandemie ausruft machen alle mit wenn selbige Organisation den PCR Test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zuverlässig erklärt wird einfach weiter gemacht. Totalitär lässt es sich einfach besser durchreg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sam sollten die letzten merken das es hier nicht mehr nur um Corona g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e Köpp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as nicht von Grund auf eine unvorstellbare Manipulation? So viele Zufälle in diese Richt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 es ganz einfach nicht geben. Ich halte mich wirklich am liebsten draus, nur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heitsliebender und hoch intuitiver Mensch habe ich so meine Bedenken, ob die Welt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d keine Politik mehr haben wird. Weil es ja auch Gerichte gibt,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olde Maa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so entsetzt von diesem Eulenspiegel Theater. Ich könnte nur weinen. Was passiert da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? Ohne Rücksicht auf Verluste, steht man mit einer Wachsmine vor uns und erzählt uns Ding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eigentlich schon offiziell widerlegt sind. (der Test, die Fffp2 Masken..) Und nichts pass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muss noch geschehen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ol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der Pla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The Great Reset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iert als „Covid-19-Pandemie“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egenwärtige weltweite Agenda des „World Economic Forum“ – jährliches Treffen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iz, in Davos; Vertreter der 1.000 größten Konzerne, Royals, Wissenschaftl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chfinanz… Webseite der „Verschwörer“: www.weforum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 und Staat der BRD, wie auch fast alle anderen Regierungen und Staaten, se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die Interessen Globaler Eliten durch: UNGESETZLICH, VERFASSUNGSWIDRIG,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ATSSTREICH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der Nationalstaatlichkeit in die Weltregieru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störung von Mittelstand, Handel, Bildung, Kunst, Kultur... über „Lockdowns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ichtung der Lebensgrundlagen! der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stand: Städte werden quarantänisiert; Plünderungen werden provoz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Nationalstaaten - Legislative, Exekutive, Judikative, Medien - werden vernichte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Staatsreste“ werden sich einer globalen Regierung unterord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olvente, überflüssig gewordene Staatsangestellte, Überlebende werden für Versorgung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tz sich enteignen und entrechten lassen müssen; sie werden Eigentum der Elite, inklu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- und Lebensrech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ozid über Impfung, Mobilfunk, Nanotechnologie... (bspw. RKI-Pressekonferenz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.12.2020: Es werden Menschen an der Impfung sterben. Von Medien vermelde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Infektionszahlen“ entsprechen exakt der Fehlerrate der „Tests“ (Doku: Viaveto PCR)!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nhäuser sind LEER! Staat, RKI und Medien LÜGEN im Auftrag der „Eliten“!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humanismu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 Impfung werden genetische und auch nanotechnische Veränderungen der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gen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weltweites 5G-Mobilfunknetz dient der Überwachung, STEUERUNG und auch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ffensystem, was die Menschen zu Sklaven machen wir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thumanismus folgt - „unbeabsichtigt“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ünstliche Intelligenz wird in spätestens 20 Jahren auch die „Eliten“ der Menschen abse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wird Mensch in der Entwicklung, Evolution irrelevant werd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wa so. Wenn nicht noch ein „richtiger Krieg“ dazwischenkommt – weswegen die Demokra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ALLER Macht den Präsidenten der USA stellen woll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RAUS AUF DIE STRAßE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seid Ihr auch mal wieder an der frischen Luft;-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vos Age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forum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Konad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ihre Worte. Die Aussage gab's (wenn ich mich Recht erinnere) 2014 von Drosten...der 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 seine Meinung änder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 Bisher ignoriert unsere Regierung ja konsequent solche 'neuen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enntnisse...selbst, wenn ein Boris Reitschuster in der BPK darauf hinweist und nachfragt.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 ist der PCR Test die Wurzel allen Übels...darauf stützt man bisher ja hauptsächlich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verhältnismäßigen Maßnahmen. Allerdings beginnt man ja jetzt die Mutationen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tuntergangsszenario heranzuzie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 Dra Leutner-Jah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beharrt dann das RKI auf diese Tests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a So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mich heisst das jetzt nur, dass man soger mit negativen PCR verdechtigt wird "corona infiziziert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sein (obohl ich die bezeichnung selbst unsinnig finde), was wiederum den regierungen mehr 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ben wird für noch strengere totalitäre und diktatorische massnah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nine 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doch nur noch ein Wahnsinn mit dem Corona, bei uns weiß ich aus sicherer Quelle,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Leute sterben an anderen Erkrankungen also nicht Corona, gab es Anrufe wo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hörigen zwischen 1000 und 1500 Euro geboten wurde, damit die in die Sterbeurkunde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t verstorben schreiben können. Und das höre ich nicht zum ersten Mal sondern schon si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4 mal. Aus einer Quelle, wo von meinem Patienten die Tante diese Telefonate führt. Nur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nsin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so wird es mit den Tests sei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nine Un Die Verschwörer und ihre Agenda sind öffen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The Great Reset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iert als „Covid-19-Pandemie“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egenwärtige weltweite Agenda des „World Economic Forum“ – jährliches Treffen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iz, in Davos; Vertreter der 1.000 größten Konzerne, Royals, Wissenschaftl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chfinanz… Webseite der „Verschwörer“: www.weforum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 und Staat der BRD, wie auch fast alle anderen Regierungen und Staaten, se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die Interessen Globaler Eliten durch: UNGESETZLICH, VERFASSUNGSWIDRIG,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ATSSTREICH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der Nationalstaatlichkeit in die Weltregieru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störung von Mittelstand, Handel, Bildung, Kunst, Kultur... über „Lockdowns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ichtung der Lebensgrundlagen! der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stand: Städte werden quarantänisiert; Plünderungen werden provoz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Nationalstaaten - Legislative, Exekutive, Judikative, Medien - werden vernichte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Staatsreste“ werden sich einer globalen Regierung unterord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olvente, überflüssig gewordene Staatsangestellte, Überlebende werden für Versorgung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tz sich enteignen und entrechten lassen müssen; sie werden Eigentum der Elite, inklu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- und Lebensrech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ozid über Impfung, Mobilfunk, Nanotechnologie... (bspw. RKI-Pressekonferenz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.12.2020: Es werden Menschen an der Impfung sterben. Von Medien vermelde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Infektionszahlen“ entsprechen exakt der Fehlerrate der „Tests“ (Doku: Viaveto PCR)!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nhäuser sind LEER! Staat, RKI und Medien LÜGEN im Auftrag der „Eliten“!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humanismu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 Impfung werden genetische und auch nanotechnische Veränderungen der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gen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weltweites 5G-Mobilfunknetz dient der Überwachung, STEUERUNG und auch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ffensystem, was die Menschen zu Sklaven machen wird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humanismus folgt - „unbeabsichtigt“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ünstliche Intelligenz wird in spätestens 20 Jahren auch die „Eliten“ der Menschen abse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wird Mensch in der Entwicklung, Evolution irrelevant werd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wa so. Wenn nicht noch ein „richtiger Krieg“ dazwischenkommt – weswegen die Demokra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ALLER Macht den Präsidenten der USA stellen wolle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RAUS AUF DIE STRAßE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seid Ihr auch mal wieder an der frischen Luft;-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vos Age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forum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Serrano Mountai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nine 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u von solchen Fällen weiß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de dich bei Rechtsanwalt Füll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m Corinaausschu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 Team hilf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nine 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n, ich mach da gar nix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betrifft mich nicht und meine Meinung dazu ist einfach nur, daß ist unter aller Sau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wegen werde ich sicher nicht zu einem Rechtsanwalt laufen.... Es ist gerade genug Thea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all. Das müssen die machen die es betrif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 Ff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 immer mehr von dem, wofür die Kritiker von den "Faktencheckern" teilweise sog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eidigt worden sind, auch offiziell bestätigt. Trotzdem fällt es noch so vielen schwer, das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ennen. Umso schöner ist es, wenn einzelne doch aufwachen und das auch zu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urigerweise muss leider erst das Geld ausbleiben, bevor viele überhaupt anfangen, kritisch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terfr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Birnk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bevor er andere an den Pranger stellt und versucht lächerlich zu machen sollte er mal s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en Theorien aus aus Feb/Mrz hinterfragen und schauen was davon übrig geblieben ist.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ja einfach andere zu kritisieren ohne bessere Lösungsvorschläge zu haben, mehr Vitamin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frische Luft erscheint mir in diesem Zusammenhang ein bisschen dü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Be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8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ja.. Die Journalisten tun eben was Ihnen gesagt wird! Nicht daß am Ende doch noch die Wahr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 Licht komm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g nur das Urteil von Weimar und den "tollen" Journalismus dazu! Ich finde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 Zeit, daß man auch mal etwas bei den Journalisten stöbert, die teilweise so einen Mist verzapf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sind EHV... Ermittlungshypothesen Verweigerer! Resistent gegen wissenschaftliche Studien! Fr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kel sagte ja auch ganz unverblümt.. "Es ist eine politische Entscheidung"! Wer da nicht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fängt zu denken dem is nimmer zu helfen und der hat sich sogar die Impfung mehr als verdien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Sta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Corona ist kein Spaß, aber es hat kein Politiker und auch keiner der Virologen Eier Feh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zugestehen. Wobei wir ja inzwischen mehr Virologen als Bundestrainer bei ner WM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es so weitergeht wie jetzt, geht die Wirtschaft zugrunde, Insolvenzen und Arbeitslosigkeit,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ne mit über 6 Mio Arbeitslo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wird nicht lange dauern, bis das Feuer aus Holland übertragen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 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 sehen, wann bei uns diese Einschätzung bei den politischen Entscheidungen Eingang fi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befürchte gar nicht. Getreu dem Motto: Augen zu und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Hinri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 Re, bezüglich PCR Test hat Herr Drosten sich schon was zusammen gelabert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Terhor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wie ein Alptraum aus dem es kein Erwachen gi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L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 immer bekloppter. In den Niederlanden gehen sie jetzt auf die Straße, klar die Gewalt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verurteilen, aber ich wundere mich das es in Resteuropa so ruhig ist. Mal sehen ob das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ibt, noch behält die Angstbeförderung der Politik, der Medien und einigen Virologen (RKI)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im Griff. Die, die ihre Existenzgrundlage durch viele unverhältnismäßige Maßnah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ren haben , werden anfangen. Eigentlich müssten ja jetzt die Zahlen in den Niederla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 die Demonstrationen, viele virenschleuderne Menschen zusammen, stark steigen,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x Kolle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gendwie alles seltsam. Da muss ich wieder an Egon Bahr seine Worte denken die er in einer Kla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gt ha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 In der internationalen Politik geht es nicht um Demokratie oder Menschenrechte. Es geht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essen von Staaten. Merken sie sich das, egal was man Ihnen im Geschichtsunterricht erzählt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 um die Interessen einiger Weniger - gegenwärtig "Globaler Eliten"-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x Kolle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Mueller maybe. Ich finde es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Blimetsri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itiver Test bedeutet, dass der Virus im Körper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 der Betroffene eine Infektion entwickelt und sogar krank wird oder nicht ist eine ganz and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chichte. Dies kann der Test nicht erkennen. Das müsste auch einen Herrn Dr. Spitzb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leuchten. Das Fachwissen müsste er eigentlich haben. Der Test in einem sehr hohen G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verläss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weiteres feststellen will braucht man in einem zeitlichen Abstand einen zweiten Test.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aber nichts neu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sten Mor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 unzuverlässi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 es eine Quelle seitens der WH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gendeine Quelle, die die Aussage beleg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ida Asbeck-De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so vieles bewiesen daß man sich fragt warum das keine Rolle spielt...es wird einf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gemacht wie viele Ärzte Professoren Virologen werden einfach ignoriert weul die Politi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wissen und das knadenlos durchzi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ine Klin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ar im letzten April in der Notaufnahme... eigentlich weil ich immer wieder gehustet hatt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"rote Spucke" ausgespuckt habe (meine Bronchien sind mein Schwachpunkt und ich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vor erkältet krank und dann noch Kehlkopfentzündung) ... schon im Krankenwagen und dann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nden auf dem Flur mitten in der Nacht wartend, tat mein linker Arm sehr weh, Druck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stkorb und zwischen den Schulterblättern... Hauptsache, Stäbe rein und Coronatest....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aß die ganze Nacht dann so im Bett. Gegen Morgen dann nur Faustgroßer Druck in die li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t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nicht geschlafen, 30 Stunden... dann war ich nicht nur schlapp, sondern sehr kaputt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s heute kein Testergebnis, aber 2 Wochen weggesperrt!! Willkürlich Quarantän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e Berichte sind immer sehr, sehr aufschlussreich, informativ und sehr interessant. Einf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r auf den Punk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 R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sag es gerne immer und immer wieder. Die Regierung handelt bewusst und vorsätzlich um an i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el zu kommen was selbstverständlich nicht Gesundheitsschutz ist. Lehnt euch endlich auf, öff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e Geschäf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ü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letzte Abschnitt trifft wie immer den Nagel auf den Ko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lie Schi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erika ist nach der Vereidigung gleich wieder bei der WHO mit eingestiegen. Biden muss sich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 rasche Senkung der positiv Fälle kümmern. PCR Test ungültig, jeder positiv verstorbene m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blich 2x getestet werden usw usw. Die Zahlen werden sinken, dank 100 Tage Maskenpflicht..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li Frankfu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fängt das ganze Hickhack richtig an interessant zu werd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gendjemand wird hierfür auf jeden Fall den Kopf hinhalten mü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mehr Industrie und Wirtschaft wird sich schon den richtigen ho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ürde nicht jetzt in der Haut von besagten Herren sein,wo im Ausland schon erste klagen lauf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Tschern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völlig aus dem Zusammenhang gerissen. Die WHO erinnert in ihrer Aussendung ledig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an, dass positive PCR-Testergebnisse mit hohen ct-Werten mit Vorsicht interpretier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ssen.[1] Ggf. muss in so einem Fall eine zweite Probe analysiert werden, um gänzlich sicher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en. Zusätzlich wird auf einen Artikel aus dem British Medical Journal aus dem Jahr 1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wiesen, der die statistische Interpretation positiver Testergebnisse im Zusammenhang mi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herrschenden Prävalenz, also der Ausbreitung der Krankheit in der Probandengrup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kutiert.[2] Die Autoren des Artikels kommen zu dem Schluss, dass es bei geringer Präval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ufiger zu falsch-positiven Testergebnissen kommt als bei hoher Prävalenz. Das Ganze ist je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bhängig von Corona und PCR-Tests und eher allgemein anzus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s Statement so abzuändern, wie es von Herrn Spitzbart gemacht wurde, ist deshalb einf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sch und reiner Populismus. Die WHO erklärt PCR-Tests nicht für unzuverläss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1] https://www.who.int/news/item/20-01-2021-who-information-notice-for-ivd-users-2020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2] D. G. Altman, J. M. Bland, Bmj 1994, 309, 102. (https://pubmed.ncbi.nlm.nih.gov/8038641/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Tit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haben so recht, Hr. Dr. Spitzba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Eggen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as heißt das jetzt im Klartext? Demnach müssten ja alle Coronamasnahmen sofort beend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 und die Verantwortlichen zur Rechenschaft gezogen werden. Wer sorgt dafü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e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komisch, plötzlich wird die WHO mal nicht kritisiert? Angeblich sind sie doch a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jochung der Bevölkerung beteiligt und mit involviert in den perfiden Plan von Bill Gat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hat man schon den Eindruck, na wenn es nützlich ist, wird es auch benutz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1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a Thei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efürchte, dass die Agenda durchgesetzt wird, ohne Rücksicht auf Verlu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han Seel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immer gut auf den Punkt gebra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Brenne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ist dies offiziell zu find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ü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Leute müssen mal begreifen, daß es reine Zeitverschwendung ist, zum Test zu rennen. Auß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rene Lebenszeit hat der Gang zum Testzelt nicht gebr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M.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mer wieder ein DANKE! Es wird zu Protesten kommen, wenn es länger noch so weiter geht(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he Niederlande etc.)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otzdem wird der PCR Test weiter als Grundlage für Erkrankung genutzt, was interessiert da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ker , die machen immer weiter, egal wer was nachweist... Frau Merkel hat es doch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gesprochen, das Ganze ist keine wissenschaftliche, sondern politische Entscheidung, also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in nächster Zeit nix, aber auch gar nix änder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Schä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Hersteller selbst hat schon seit längerer Zeit daraufhin gewiesen. Aber wir ziehen das Ding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....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öb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interessiert das niemanden....diese Nachrichten verschwinden unter den Tisch...es wird einf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 gemacht und omg.der Virus ist mutiert,jetzt können noch mehr Einschränkungen beschlo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.Warum wird diese Verarsche nicht endlich beendet?.Diese ganzen Politiker gehören i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tes entho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ie Leute glauben immer noch diesen Mis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isen Spi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f. Spitzer im Vorfeld seiner gelesenen Bücher, einfach das sagen mu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are Entwickl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frieden der, der die Energie hat, mitzudenken und das aushal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n es ist eine ziemliche Unordnubg angesagt, zum Fürch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s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Auswirkungen dieses WHO Papiers mit den täglich vermeldeten "Fallzahlen" würde mich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essieren. Davon abgesehen, ist die Erhebung der einen Mutation in die erste Virenliga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 auffäll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Hein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te drosten doch bei sars1 auch schon festgestellt, aber jetzt bekommt er halt geld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ikm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jman Parsa Behesh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gen die unnötige Maßnahmen, die Ärzte geben ungern Termine oder gar keine Termin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olgen von Maßnahmen machen mehr Angst und Schrecken und plus, dass viele and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en drunter leiden müss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glaube viele sterben unter folgen von Maßnahmen als corona selb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Gros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t. Herr Drosten ändert sich dadurch in D gar nichts, da hier geschultes Personal die Te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führt. Das sei in anderen Ländern nicht so und für die sei dieser neue WHO Hinwei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O. A.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 der Spitzer - hatte auch mal das Vergnügen ihn persönlich kennenzulernen, jedoch in 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nz anderen Kontext. Es gab Einige ausser Ihnen Dr. Spitzbart, die den PCR Test öffen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itisierten und von Faktencheckern mundtot gemacht wurden. Der Dr Fuellmich klagt übrig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Herrn Dr. Wodarg gegen die Faktenchecker - im Kern geht es um den PCR Test.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tenchecker sollen beweisen, dass Herr Wodargs Aussagen nicht stimmen. Übrigens sind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tenchecker gekaufte Menschen. Für Geld wird etwas Gegenteiliges publiziert, worauf si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tenchecker dann berufen. Zu dem Thema (Gerichte und Corona) gab es gestern noch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view mit Peradovic und Dr. Fuellmich auf youtube. Heute morgen war das Video v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 bereits gelöscht. Auf Peradovic Seite ist das Video noch verfügbar. Hier geht es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view: https://tinyurl.com/Fuell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gar Sch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- alles wie imm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alte Redewendung sag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 Brot ich ess, des Lied ich sing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Wessen Brot ich ess, dessen Lied ich sing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eutu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mich bezahlt, dessen Meinung / Interessen vertrete ich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alles wie immer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ey makes the world go ro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K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von der who einen offiziellen link zu dieser Aussage? Eine Quelle? Bräuchte diese für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kussion dar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ydia Lilli Vo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 ich von Anfang an die Videos von Dr. Bhakdi und Dr. Wodarg gepostet habe, wurde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feindet und jetzt bestätigt sich das, was die sogenannten Verschwörungstheoretiker bere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g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sich das Event 201 und WEF in Davos mit Klaus Schwab von 2019 anhört, sieht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nach Plandemie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achim Missel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20. Januar gab die WHO eine Mitteilung zur Bewertung von PCR-Testergebnissen her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Corona-kritischen Kreisen wird behauptet, die WHO erkläre in der Mitteilung PCR-Tests für ungül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Interpretation der Mitteilung, dass PCR-Tests für ungültig erklärt werden, ist fal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WHO weist darauf hin, dass ein positives Testergebnis bei sinkender Prävalenz - also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nehmenden verhältnismäßigen Anzahl von Erkrankten - weniger verlässlich ist als bei steige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ävalenz. Hier liegt der mutmaßliche Punkt, der von kritischer Seite verwendet wird, um die Au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PCR-Tests für ungültig erklärt“ zu rechtfertigen. Dass PCR-Tests aber per se ungültig sind, wird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getei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o Sven Wa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denke, die WHO, kriegt kalte Füße wegen der anhängigen Klage ! Streitwert sind ca 1 Bill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€......da hat der Eine oder Andere Hauptsponsor der WHO, keinen Bock drauf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Seln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t Herrn Drosten, hat die WHO für Länder, wo die Labor nicht so einen hohen Stand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, die Gebrauchsanweisung ein wenig geändert!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 Y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Antwort war schon einfach frech finde 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lotte Roy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Selnow es war eher eine erklärende, besserwisdende Anekdote, an und für Länd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sen Intelligenz nicht so groß ist wie beim unseren - Achgottsindwirfrohihn zuhaben-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/Dr. Dros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, meine persönliche Hoffnung, Hochmut kommt vor dem Fall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Kupf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ich es richtig verstanden habe , war es Herr Drosten, der diese Aussage tätig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a Pospischi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nteressiert sich nur keiner von da oben da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bringen es mal wieder treffend auf den Punkt!..dem ist nichts hinzuzufü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einz Met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züglich der beiden Journalistinnen ist zu sagen dass diese eine Theorie an die Öffentlich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ieren möchten. Diese besagt dass „Dumm“ das neue „Schlau“ ist. Und eine rela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ße Mehrheit im Land ist sehr empfänglich für solche Botschaf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ice 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einz Metzinger nennt sich Normopath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Nha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nützen alle diese Erkenntnisse, wenn noch immer so viele deutsche Lämmer von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bändigen Sehnsucht nach Autokratie und Hörigkeit geprägt sind. Es ist inzwischen beängstigend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zu s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Zwir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einem Land,in dem ein Bankkauffmann "Gesundheitsminister" ist,ist leider Alles mög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. med. Michael Spitzbart, gibt es für diese Erklärung auch einen offiziellen link ? Am 20. 1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 ich auch gelesen das die WHO auch festgestellt hat, das es keine Grundlage für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demie von nationaler Tragweite besteht, ich finde aber keinen link dazu, ausser Zeitungsartik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ürde mit den offiziellen links gerne mal einen mir persönlich bekannten Bundestagsabge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neten danach fr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run Ha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vid = Diktatu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 Vi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l Merkel, heil Söder , heil Spahn , und alle anderen Politiker, die diese Diktatur unterstü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lev T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e Verwunderung über diese weltweite Unvernunft wird immer größ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Bernhardt-Fleisc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 - ein Schurke, der Böses dabei denk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Lehwa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der ein Lichtbl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 abwarten was jetzt noch kommt von den Herrscha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Fr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gespannt was Facebook und seine " unabhängigen Faktenprüfer" noch alles von Ihnen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ilweise falsch einstufen möchte. Wenn Facebook bei den betrügerischen Fakeprofilen nur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terher wär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a Ant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Fakt ist ja bei all dem auch, das die Krankenhäuser am Limit sind mit den realen Coronakra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ie Intensivstationen voll si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Czaj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a Anton die Krankenhäuser sind nicht am Limit wegen den Coronakranken, sond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gen ihres auf Wirtschaftlichkeit getrimmten Managements. Oder wie erklärst Du Dir,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vergangenen Jahr 20 Kliniken schließen mussten? Hätten die nicht mit aller Macht v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at gerettet werden müssen um Bettenkapazitäten zu schaff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 wird der Erfolg einer Klinik nicht daran gemessen wieviele Patienten nachhal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 gemacht werden? Warum werden sie daran gemessen, wieviele kostenspiel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ndlungen und OP`s sie durchführen und mit den Krankenkassen abrechnen könn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die Intensivstationen nur voll mit Covid-19 Kranken? NEIN! Stand heute beim DI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nregister einzusehen sind bundesweit 17,028% der Intensivbetten mit Covid-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ienten bele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Dominkow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a Anton Bitte noch mehr ARD, ZDF und Gleichgeschaltete Medien konsumieren, dann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Blick klar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a Ant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Dominkowitsch, ich verbuche diese Antwort mal unter Sarkasmus! Jeder hat eine Mei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irgend welche Informationen von irgendwo her. Und hält diese für das einzig Richtig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dlich weiß niemand, was jetzt stimm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Eise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langsam gehen die Verschwörungstheorien aus, weil sie wahr werden....Hat die WHO Schiss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iarden hohe Straf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Lü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suche die offizielle Stellungnahme der WHO zum PCR Test. Ich hätte die gerne in schriftli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 immer dabei. Ferner steht doch die WHO über dem RKI, von dem ja eine ganze Men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chsinnsverordnungen kommen. Warum ist das 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Quattle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ausgerechnet Spitzer! Ich habe ihn immer sehr geschätz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rico Ottavo d'Inghilter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Spitzer ist Psychiater - also der absolute Experte für Corona-PCR-Te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 autoritäres Auftreten wundert mich nicht - war schon immer so, und natürlich akzeptiert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 anderen Meinungen - nur er hat Recht - kenne ihn persönlich und hab ihn öfter so erlebt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ksana S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 originalen Papier der WHO steht doch nur was zur Sorgfältigkeit im Testungsverfahren. Der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 einen Teil der Diagnoseinstrumente darstellen. Kann mir mal einer die Stelle zitieren, in der ste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der Test unzuverlässig ist? Hier der Link zum originalen Statement der WHO: https:/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ww.who.int/news/item/20-01-2021-who-information-notice-for-ivd-users-2020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nformation Notice for IVD User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.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ksana S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, Schwurbler Se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sah auf den ersten Blick so „offiziell“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Schwa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tige Journalisten recherchieren vorher bevor sie eine Aussage treffen. Die heut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rnalisten decken die Wahrheit nicht auf sie vertuschen sie. Ich möchte aber nicht alle 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Kamm scheren es gibt auch noch ehrliche Journalis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en-William Bo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Dr. Spitzbart - wieder den Nagel auf den Kopf getroffen! Einer muss ja in dem Nebel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e der Wahrheit ins Spiel bring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an Wee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Im modernen Journalismus kommt das Ei vor der Henne." - so wie in der Realität au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. med. Michael Spitzbart ich mag ihre Berichte und Fakten. Haben Sie hierzu auch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llenangab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B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Müller https://fb.watch/3fuUV8KiMh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üfe alles, glaube wenig, denke selbst. 25. Januar um 20:17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telang haben zigtausende Menschen darauf hingewiesen und wurden deswegen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Covidioten" und "Coronaleugner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Gr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Müller die gibt es reichlich, mal selber schauen, oder sein lassen, entweder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ubt es, oder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einfach mal bei der WHO nachles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Hunsrück heute morgen war auf der Homepage der WHO noch nichts geliste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8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Gray das ist ja lächerlich. „Entweder man glaubt es, oder nicht“. Die Aussage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nem 6jährigen antworten. Heute morgen habe ich nichts auf der who-Seite da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unden, daher die Rückfrage. Ich habe nicht gesagt, das es eine Lüge ist, sondern h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öflich nachgefragt. Aber die „Friss meine Meinung oder stirb“ Mentalität gibt es wohl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beiden“ Sei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Puffer Super. Das ist mir schonmal eine Hilfe. Dank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önen Abe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Baum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n wäre es wirklich toll, wenn ihr bei eurer Berichterstattung diese Info auch generell ums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Kenape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Dr., JEDER einzelne Mensch, der in Quarantäne saß oder sitzt und sitzen wird, sitzt d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sonst - zu unrecht. Egal ob mit oder ohne Labortest. Da geb ich ihnen mein Ehrenwort drauf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gar ohne Medizinstudiu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Wirth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itiver Test u Quarantäne? Das ist doch auch ohne Test Usus. Der evtl. Kontakt zu einem evt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izierten reicht doch für Quarantäne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erfix Barthe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Schelm, wer bei der Bekanntgabe der WHO im Zusammenhang mit Bidens Amtseinfüh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öses den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bin auch amüsiert über die vielen Mutationen, die jetzt auftauchen und viel ansteckender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en. Nie würde bis jetzt darüber berichtet, welchen krankheitsverlauf diese Mutanten auslö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 mich an Aussagen Drostens Frühjahr 2020 erinnern, der Mutanten vorrausagte, die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höchstens noch einen schnupfen auslö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Keil-Pfei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erfix Barthez genauso dachte ich als Biden gewählt war, einen Tag später wurde die er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von Biontech als großer Heilsbringer vorgestellt. Schon komisch ?!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Bentenri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erfix Barthez daran hab ich auch ged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9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wird hier so zitiert. https://www.dw.com/en/will-mutations-soon-make-covid-19-lessharmful/a-53839943?fbclid=IwAR3eMBquNkONrIIlazZisebtgv7NDtq5_u7manrF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v6wz_fV_WF72NMEq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l mutations soon make COVID-19 les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w.c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erfix Barthe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ch Dankeschö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ina Skol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 Quatsch jetzt... der PCR Test ist nicht aussagekräftig? Sachen gibts... *Ironieoff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ist ja eh sofort ein Verschwörungstheoretiker.. wahrscheinlich auch weiterhin und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irgendwie ist es doch toll zu hören, dass die ganzen "hohen" Zahlen wohl gar nicht so h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s vielleicht an so mancher Verschwörung doch etwas wahres dran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ügen und betrügen ist scheisse. Egal in welcher Beziehung.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ofür genau wurden jetzt die Maßnahmen nochmal "verschärft"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-Won Py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ar (immer noch) nicht zeitgleich. Das von der WHO kam fast zehn Tage vor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 Atra Niter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 jemand eine Quell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Mari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der eine Nachricht die meine Stimmung hebt, aber nicht bess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’s geteil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 meine paar Freunde auch Bescheid wi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hat’s geschneit und es ist Schmuddelwe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Brousch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vor ein paar Wochen warst mit dieser Überzeugung noch ein coronaidio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Fus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r Prof. Dr. Bhadis hat immer wieder in div. Diskussionen davon gespro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0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pert Stöc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wird eine Aussage der WHO einfach absichtlich falsch interpret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google.com/amp/s/kurier.at/amp/wissen/gesundheit/neuer-streit-um-pcr-testsskeptiker-fuehlen-sich-von-who-bestaetigt/401165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er Streit um PCR-Tests: Skeptiker fü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ier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Lütj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der sich den Bericht der WHO durchliest weiß das Spitzbart einfach frei interpret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Cle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paar Richter mit dem Arsch in der Hose, die die Silbe "ver" zu streichen, und wir wären dur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Träumchen.. Bis dahin bleibts ein Alptraum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Morgenst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HO kann nur empfehlen, je nachdem, wie es den Politikern in ihre Agenda passt, wird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nommen oder auch nicht. Sie spricht sich auch gegen Lockdowns aus. Als sie nich dafür wa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 es dankbar von unseren Politikern angenommen, jetzt nicht mehr, wie wir doch gerade a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en und füh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Dett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nun Astrid Kan? Ist das Beweis genu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Essah Zielin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 jemand dazu einen Link, online finde ich dazu leider nichts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M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Änderung tritt in Deutschland einfach nicht in Kraft oder was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Ebe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finde ich das, bzw. wo steht das auf der WHO Seit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ta Dinkelbo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Eberle gibt zwar schon einige Verlinkungen in den Kommentaren wenn man durchscroll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hier ist der Link noch ein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who.int/news/item/20-01-2021-who-information-notice-for-ivd-users-2020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nformation Notice for IVD User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.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1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er Ebe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ta Dinkelborg 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En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ienten haben mir erzählt, dass er so fürsorglich ist. Also kenne ich ihn. Danke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Kielga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wäre es mit einer Quellenangabe /Lin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schreiben alle zeitgleich? Das ist mit 13.1.datier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Schrö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 Tests für unzuverlässig, solltet ihr vielleicht mal recherchieren und nicht immer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plapp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Dege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meinst du genau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Schrö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Degenhardt es wurde bei Facebook und auch in den Medien berichtet das die PCR Te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plett unzuverlässig sind und dauernd kommen diese utopischen Zahlen mit Infizierten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toten, anstatt die Daten nur weiter zu geben, sollte die mal selber recherchieren.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te ich damit, nur alles nachplappern, nichts eigen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ls Marte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kann man den original Bericht sehen, was die WHO genau geschrieben ha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ls Marte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9D7p5H2ZsU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ement zu dem Thema von Drosten in der Bpk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f. Dr. Christian Drosten in der BPK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ta Dinkelbo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ls Martens ist ganz einfach auf der Seite der WHO nachzule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Ku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,eine Quelle direkt bei der WHO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Lütj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itzbart hat auch behauptet Vitamin C tötet das Coronavirus a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Allendor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bringen es jedesmal wieder genau auf den Punkt. Dank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chlitten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kommt dies auch bei unseren "Volksvertretern" an und die Verantwortlichen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lich zur Rechenschaft gezogen. Die haben genug Unheil angerich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ta Breitfe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e WHOfad schon zugibt , welche Erkenntnis brauchen wir noch?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ivele Menschen haben sich dem Zwang unterornet und sich brav mit WATTESTÄBCHEN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ehirnschranke reiben lassen- was gefährlich ist und auch BAkterien und Viren bis dah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schleusst- was normal dorthin alleine NIE gelangen würde !!!!!! SKANDAL !!!!! SCHLUSS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n MEDIZIN EXPERIMENTEN an Menschen!!!! STOP MEDIZINEXPERIMENTE !!!!! und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 ZWANG und bei Wiederwillen ständige EINSPERRUNG und Strafen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te Piele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inds traurig das GESUNDHEIT von Politik abhängig ist u beware mir mein eigenes Denken &amp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eln dazu. Ist schließlich mein Körper , in dem nur ich alt werden darf . Niemand so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üher oder später kommen alle Lügen ans Tageslicht . Daran glaub ich schon immer u da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 ich wieder ruhig einschlafen . Leid tut mir jeder der diese Nummer mit machen muss , obwo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s er das ? Alles hat irgendwo seine ethischen Grenze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 Dr med Michael Spitzbart für AUFKLÄ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ette Gabriele Eggera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dieses Buch nicht nur liest, sondern auch versteht, dessen Weltbild wird nie wieder dassel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. Prof. Dr. Peter Yoda / Ein medizinischer Insider packt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anca Ko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hoffentlich bewegt sich mal was und dieser Spuk ist bald vor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tmut Sausmik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muss unermüdlich diese Wahrheiten in alle seine Gruppen tragen, nur so überzeugen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sstestdu.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lkommen rich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müssen nur noch reichlich Verfassungsklagen eingereicht werden, die diesen „Wahnsinn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na Re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schön... und bei uns nach jeden test paar positiv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 Lieb 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gen von Journalist Reitschuster dazu auf der Pressekonferenz -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youtu.be/gkc5opq3nv0 von Drosten &amp; Spahn - Comedy nach der Corona-Edition vo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ber Mo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fb.watch/3egOaYVKND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vui kon I gar ned saufa, dass I mi nimmer ärgern mua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is Reitschuster stellt die richtig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rghard Piele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reitet das falsche Pferd!!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Ber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alle die glauben , nach der Spritze geht es wieder wie vorher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der1. folgt die 2.etc, etc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u dem Leitspruch Honeckers 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wärts immer , Rückwärts nimmer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äbe es einen anderen Grund der Zerstörung der wirtschaftlichen Existenz , der Auflösung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rechte , des Aufbaues eines Polizeistaates 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Linientreue aller angeblich demokratischen Parteien unter dem Credo Die Wahrheit ist dem Wahlvolk nicht opportu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Recht geht von der Regierung aus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Demokratie muss gegen die Meinungsfreiheit geschützt werd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laube an die Experten der Regierung muss aufrechterhalten werd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Berichterstattung in öffentlich-rechtlichen Medien entspricht der einzigen Wahrheit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n Widerständigen werden jegliche öffentlichen Meinungsäusserungen verbot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staatliche Denunziantentum wird zur obersten Pflicht der Filterung subversiver Kräfte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 uniformierten Schutzeinheiten hab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gabe Zusammenrottungen diverser regierungskritischer Gruppen aufzulösen , bzw. 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cher festzunehm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das zum Schutz vor Grippeviren die 97% nicht mal bemerken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sehr alte, oder sehr kranke Menschen daran sterben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das glaubt , dem hilft auch kein Serum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hat einfach einen großen Defekt im Denkprozess , oder er gehört zu den Gewinnern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demie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ram Grieß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Ihre richtigen und klaren Wort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na 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en Dank, Herr Dr. Spitzbart für die Arbeit und ihre Informationen. Das absurde ist auch,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Prof. Spitzer ja Psychiater ist und kein Fachmann auf dem Gebiet Viren. Wie heisst es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hsprache? Mitmäuler? Über Kurz oder Lang werden hoffentlich diese Herrschaften alle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enschaft gezogen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te Ansätze sind hier zu hören: Gerichte vor Entscheidung Punkt. PRERADOVIC mit Dr. Reiner Fuell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youtu.be/pqIUe0HmUY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ichte vor Entscheidung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te Pre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na Eiter ist gelös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na Eiter , auf YT gelöscht. Aber hier auf fb auf der Seite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kt.PRERADOVIC noch zu fi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na 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te Premer Ja, war ja eh klar...ging ja schnel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na 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Schneider Ah, danke di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 Nic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trotzdem wird damit weiter getes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anie Gutmann-Ko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elbsternannten Faktenchecker haben in den vergangenen Monaten immer wieder gezeig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richtig sie l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tung...Ironi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Hoffnung stirbt zuletzt, dass endlich HERZ, HIRN und HAUSVERSTAND siegen werd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 Hölz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HO hat den PCR-Test nicht pauschal als unzuverlässig erklärt! Bitte di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lständig wiedergeben. Sie erklärt, dass man "Schwach positive Ergebnisse sorgfältig überprü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". https://kurier.at/wissen/gesundheit/neuer-streit-um-pcr-tests-skeptiker-fuehlen-sich-vonwho-bestaetigt/401165214, https://www.politifact.com/factchecks/2021/jan/22/gateway-pundit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-did-not-admit-pcr-tests-grossly-inflate-positi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er Streit um PCR-Tests: Skeptiker fü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ier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Ho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 Hölzle zur Info, hat zwar nichts mit der WHO zu tun aber gehoert zum Thema. Habe 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r lange und ausfuehrlich mit Fachleuten aus meinem damals mitgegruendeten Berliner Lab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halten, selbst der neue PCR-Schnelltest ist genauer als der vorherige Allgemein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gemeiner Tenor der Laboratorien bis zu 46 % Fehlerquote hier nur ein Beisiel und Au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 Herstellers https://www.nordkurier.de/politik-und-wirtschaft/die-haelfte-aller-coronapositiven-ist-nicht-ansteckend-2241827212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R-Test-Hersteller: Die Hälfte all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dkurie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 Hölz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Horn Es heisst hier nicht 46% Fehlerquote, sondern dass 46% womöglich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ckend sind. Das ist ein grosser Unterschied und meines Wissens wissenschaftlich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belegt worden. Man weiss aber, dass nicht alle Virusträger gleich ansteckend sind («Su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e»). Wieso ist aber auch noch nicht kl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Ho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 Hölzle aendert aber nichts an der Tatsache, dass er zu ungenau ist und man darauf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zeitigen Massnahmen aufbauen kann. Was ist bisher ueberhaupt wissentschaftlich beleg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ueber streiten sich von Beginn an die Gelehrten und Universitaeten, einzig und allei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rmaindustrie und alle die in diesem neuen "Industriezweig" mitverdienen, weiss was zu t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, Geld kassieren, wie in allen letzteren "Pandemien" zuvor. Bei dieser ganzen Geschich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sst sich die Katze selbst gewaltig in den Schwanz, nur weiter so, bis weltweit der gan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telstand pleite ist und von "Anderen" alles aufgekauft werden kann. Mit Verschwoerung 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hut hatt alles das schon laengst nichts mehr zu tun. Logisches Denken und genaue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sehen sind gefragt und das noch vor dem Fussball oder TATORT, sorry aber musste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g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Reit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doch. Sie haben viele Male darüber berichtet. Wo kann ein Laie diesen Bericht finden 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les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Dan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b der Eine oder Andere jetzt mal dieses Spiel erkenn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Bäck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. med. Michael Spitzbart Ich finde die Schlagzeile nicht gut. So wurde es ja nicht gesagt.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R Test ist nicht unzuverlässig, er reicht aber nicht aus, um eine Infektion eindeutig festzustell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ist ohne Angabe der Ct-Schwelle nicht komplett. Unzuverlässig wird das Ergebnis, wenn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 weitere Untersuchung auf eine Infektion oder Gefährdung anderer schlies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r jetzigen Zeit sollten wir alle vermeiden auf das Niveau der MSM zu sin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Oels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Bäckmann sie haben es schon fast richtig erkannt was dort wirklich steht und da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iglich eine Überarbeitung ist, stand das zum Teil auch vorher schon so do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steht nicht da, das ein pcr Ergebnis immer nur zusammen mit Symptomen aussagekräf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auer steht dort, das man sich wundern sollte, wenn ein Patient deutlich Symptome zeig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die Umstände nahelegen, das er sich sehr wahrscheinlich angesteckt hat, aber der 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für viel zu hoch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soll man ihn wiederholen am besten mit einem anderen test typ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rund ist, die aktuell immer häufiger auftretenden Mutationen sind nicht alle mit je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so ohne weiteres erkennb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eisten Tests testen auf 2 gehne, ändert sich nun 1 davon, so wird das Ergeb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eindeu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eiß nicht ob das mitlerweile für alle Labore gilt, aber die Angabe der ct ist seit Mona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üb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Bäck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en Oelschner ich musste 5 Leute aus der Firma testen lassen am Samstag, Ct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uf bei negativ (Unilab, Schwei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Milloni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Ihre ausführlichen und differenzierten Beiträg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ger Zöb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allt alles an der deutschen Dummelite ab.... weil nicht sein kann was nicht sein darf! Nur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rgnagel ist alternativlos inzwisch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a Rut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lieber Dr. Spitzbart. Schön, dass es Sie gi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Geb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wird in diesem Politischem Systemen nur noch verarscht und über den Tisch gezo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ptsache du zahltzt deine Steuer auch pünktlich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ique Säge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herzlich für dein kämpfen und nicht aufg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ah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und während ich Ihren Text lese, läuft im Hintergrund ein Interview mit Herrn Lauterbac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Von Bellm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es nicht so traurig waere.... Koennte man l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a Rubin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richtig und trotzdem schüchtert man das Volk weiter ein,bis diese gar nix mehr tun,da sie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nicht mehr hören können und total,verunsichert sind !! Siehe Bayern........ FFB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einst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anze ist eine Schmierenkomö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Mau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über jeden ihrer Artikel dankbar, gibt Sicherheit und Bestärk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Kura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das nicht so dass selbst Drosten gemeint hat dass dieser Test auch auf (inaktive) Virus-Partik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pricht ? Also auf unvollständige Vieren die entsprechend unmöglich eine Infektion auslö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8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sehr interessant..! Ich finde den Link auf der who Seite dazu aber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udia Kol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sten Dank ! Ich bekomme Puls, wenn ich das hier lese. Noch eindeutiger geht nicht. Hoffen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 es bald ein Erw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Gräß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diesen Artikel sehr gut und das Ei kommt tatsächlich vor der Henne- zumindest in der Nat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Reptilien-Eier -&gt;Vögel) oder so, hab ich mal gele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drun Krü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der Wahnsinn geht geht trotz allem weit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Gorm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eint die Medien und die Politik anscheinen NICHT zu interessieren. Traurig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ita Darre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unsere „Obrigkeit“ eskaliert unbeeindruckt und fröhlich wei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eiß nicht, wen ich unerträglicher finde und mehr verabscheue, unsere „Volksvertreter“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ne, die sie noch bejubeln und rückgratlos die Hacken kna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Anj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as so ist, warum wird das dann bei jeder Pressekonferenz von unseren angeblichen Expe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entiert,das kann doch nicht einfach ignorier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Schwam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. Mit viel Geld kann man so einiges erreichen. Die USA ist wieder in WHO. Umsonst 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nichts. Sonst müssten die Amis ja weiter impfen. Und jetzt stehen die Wahlen in Deutsch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. Was für ein Zufall. Aber solange es nicht offiziell vom RKI bekannt gegeben wird ändert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J Rie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einzige und richtige Frage die sich langsam jede/r in diesem Land stellen sollte lautet: "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ENN DAS WAHRE ENDZIEL DIESER KAMPANGE???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fred Schw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9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mer schön den Alu-Hut festzur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 S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en Dank Herr Dr. med. Michael Spitzbart für diesen Beitrag. Ich lese und verfolge ihre Beiträ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r gern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sten Kris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 ob die Verbrecher in Berlin sich damit von ihrem Great Reset abhalten lassen. Ich mein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ügen jetzt schon 1 Jahr lang über die tatsächlichen Dinge. Drosten vorneweg. Jetzt blubbert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der was von 100k Neuinfektionen am Tag im Somm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beharrt dann RKI auf diese Te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Dieß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olz weil RkI ein bundeseigenes Institut ist, quasi ein Indianer vom Oberindian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RKI steht unter Spahns Fuchtel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Weixel-Schm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nteressiert doch die Marionetten vom Klaus nicht ! Es wird weitergehen , bis alles in Scher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ällt ? Darin hat man hier ja Übung, oder nicht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bastian Ga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ätte gerne Mal einen Link dazu,das die WHO den Test in Frage stellt !Danke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tta M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lich wieder ein realistischer Kommentar. 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Nieder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immer geht es doch ums Geld...oder sehe ich da fal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0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ro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who.int/news/item/14-12-2020-who-information-notice-for-ivd-users wie erwartet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W H O die Seite gelöscht. Zum Glück gibt es auf telegram aber davon Screensho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nformation Notice for IVD Us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.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ta Dinkelbo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roß dieser Link funktioniert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who.int/news/item/20-01-2021-who-information-notice-for-ivd-users-2020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nformation Notice for IVD User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.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Mo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uss aber anfügen dass die WHO seit Anfangs Corona empfohlen hat, wie die Te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zuwenden sind! Das hier ist der fünfte oder sechste widerholte Aufruf, diesmal aber für die W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extremer Schärfe verfas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ather-Patina Werner Sib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b tauglich oder nicht. Der Karren steckt soweit im Dreck das es rückwärts nicht mehr geht..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r wird die Verantwortung übernehm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uta Ahmet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ein Plan der Elite Satanisten Joe Biden ist einer von denen damit er jetzt gut darsteht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das gemacht .Plan der Elite neue Welt Ordnung, totaler Kontrol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Ger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fällt der WHO aber früh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Stein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kann nur hoffen, dass sich auch weiterhin kritische Menschen nicht den Mund verbie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!!!! Applaus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o Rü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interessiert das merkel, spahn, wieler, und drosten wenig. die ändern einfach ihre "zählweise"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ist wieder ein grund für den endloslockdown d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1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e de Mor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herzlich für die guten Info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Dominkow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tical Correctness steht halt über allem, besonderst hier im IM Erika La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fried Ot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HABEN GESUNDEN MENSCHENVERSTAND UND LOGIK-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gibt HEUTE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PPETOTEN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GENENZÜNDUNG'S-TOTEN usw. WARUM-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Stölz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f der Seite der Bundesregierung Deutschland findet man vom 20.10.2020!! einen Paragrap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zgl. Lockdown/Ausgangssperre, dass dieses bis 31.12.2021 gilt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seher??? Wussten unsere VOLKSvertreter doch schon letztes Jahr, wie sich 1Jahr lang spä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entwickelt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 2. / 3. Lockdown, mutierte Viren... erwacht end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 für diesen Beitr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ger Roja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 deswegen werden in deutschland keine Massentests gemacht ... Ergo uralter hut und bekan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yn Salv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trotzdem werden sie weiter ge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yn Salv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. med. Michael Spitzbart ups... hab ich was verpass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 garnicht mitbekommen, daß man was gewinn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Bos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irre was da abläu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e Lann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gentlich müsste jede Regierung sich jetzt dann an die ‘neuen’ Spielregeln halten ! Die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dem schlafenden Volk wohlweislich vorenthal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ellyjo Shum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, for one, have been sounding the alarm for the fake altered PCR tests since about Febru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, WHEN will people wake the F up. The sham is being revealed so it's time for the slee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ep to wake up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nut R. Gro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f den Punkt gebra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Günther Knep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nicht sein kan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nicht sein dar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Wahrheit ist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ra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wahrheiten werden hier 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rückgenomm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 Mein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sst man nicht z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in Vogel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trotzdem hört dieser Irrsinn nicht auf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ian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wahr! Und wie schade was da alles zerstört wu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Grünebe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nnten Sie diese sogenannten Fakten Checker nicht anzei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Ri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alles dreht sich immer noch um diesen nichtssagenden Te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Mühle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zlichen Dank für die Aufsteller und dass ich nicht allein dastehe mit einem unguten Gefü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on Mor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sind denn die Faktenprüf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on En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ag diesen mutigen Arzt; obwohl ich ihn nicht kenne.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Olligschlä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trau auch den ganzen Tests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B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liest denn noch den Spiegel 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rina Wul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NN GIBT ES DEN AUFSCHREI IN DEN MEDI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DEN BÜRGERN???? E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IE GANZE WIRTSCHAFT AN DER WAND IST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Viggia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mer mehr Menschen hinterfragen... sehr 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landa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d leider von unserer Regierung ignorier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so vieles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eid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denke die Politiker wissen ganz genau dass sie einen großen Fehler gemacht haben allerd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n sie sich es nicht leisten dass zu zugeben. Sie werden des ganzen noch bis 2-3 Mona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 den Wahlen durch ziehen, dann werden die Informationen immer weniger. Kurz vor der Wa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 Sie verkündet das wir es dank Ihrer Konsequenten Art es geschafft haben und lassen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 als Sieger über corona feiern. Und natürlich werden die ganzen covid gläubigen Sie wi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hlen, haben wir doch dank Ihnen den Kampf gewonn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eid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eidel meinte natürlich, 2-3 Monaten vor der Wahl werden die Infektionen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ig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a Ron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nn werden Fachmänner wie Sie endlich mal erhöht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da Schwar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a Ronge frag ich mich auch! Und ich frage mich wozu man dann noch flächendeck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R-Tests durchführt, dieser sogar verpflichtend ist z.B. bei Reisen, wenn man 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mptomlos ist. Was sagt uns dieser Test noch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Feldha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viel Schwachsinn wie hier auf einem Haufen produziert wird sucht seines gleichen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degard Wie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heute in der Demokratie einschläf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cht morgen in der Diktatur auf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n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äkalmedien in Deutschland sind in der "Pandemie" zu einer Horde von Rufmoerdern gewo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astenteuf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gespan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ll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diese Journalisten, Politiker, Drosten und Co.... Das wieder zurecht bi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y Bla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HO ist ein Coronaleugner! Warum werden die nicht zensier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Halbei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lebe das chaos....dann kommt die neue "ordo ab chao"..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Ho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nteressiert aber die Politik nicht. Das ganze ist keine Pandemie sondern rein politi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iv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He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Hofmann Es geht hier nur um Macht und Geld. Die Gesundheit der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 doch noch nie Jemand interess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mper Christi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ll sehr interessant für d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Krau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rünen in diesem Spiel sind interessant. Sie mutierten von einer staatstreuen zu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eifrigen Erfüllungspartei. Wenn die Grundrechte bis Ende September ausgesetzt sind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keinen Wechsel gibt und Wef Leadership Spahn, Baerbock, Macrons und ihre Freund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k bestimmen, befürchte ich, dass die Grundrechte weiterhin zugunsten einer CO 2 fre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t eingeschränkt bleiben. Ungeachtet, dass die Verteilung des Vermögens weiterh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gunsten der Freund von Davos wächst und wir lernen dürfen glücklich zu sein ohne Habit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 Vision ist eine umweltfreundliche Welt, in der der Mensch sich entfalten kann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 wirklich ein Gut ist, die Medizin den ganzen Menschen mit seinen Sinnen sie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.und das Ganze basiert auf einer gerechten Verteilung der vorhandenen Vermögens. 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 in dieser Welt alles mög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ei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vielleicht der aktuele Stand der Klagen, bezüglich PCR Test und auch gegen die gekau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ktenchecker. https://l.facebook.com/l.php?u=https%3A%2F%2Fwww.you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.com%2Fwatch%3Fv%3DpqIUe0HmUYU%26fbclid%3DIwAR0ZwpKjDIZTw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A6SXSpuzmeQk0fssKH9H-hMSA_Zsdnii7N1VxVIEjmc&amp;h=AT3-zfhv7ti6Et6f0ZcWwz5SxL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n_uvQ0Qqtlexg8pd3sgmzHEf0yH_PW-ZnqPppY8Yz6CMMoHmDFpJZaf9J-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U1qDJdiRuU2e8u9QXlvmLCfscsy10uYngjoQcL5Pwy1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Kules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eigl aha Video wurde entfernt, warum nu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ei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ing aber schn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ei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aktuelle Video wurde von YouTube entfernt, Hier ein paar Tage älteres, ist aber auch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tiv: https://l.facebook.com/l.php?u=https%3A%2F%2Fwww.you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.com%2Fwatch%3Fv%3D3ch6vPLMTxg%26fbclid%3DIwAR2Su4MzIlzq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fHoBziiiUSuzeHcppk3mLMQXN9xagUlmH3MUsk9foJ8&amp;h=AT2KPgh0J2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oOfvk6Iwvdhh4iFDeLRmlPFX7Q6wmFtZtzuJArnV_GXo-0CEkgUGHu4fb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rRGhO9NyBUVzYhpnnQ-X1WWWWsBM4iEZNAVoLrAgeG7cO7-NDb-YSaDlc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Füllmich: Rote Linie ist ü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O. A. Ma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O. A.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Kulesha Ich habe es weiter oben verkinkt. Bie Punkt Peradovic ist das Vide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fügbar. Habe dazu ein tinyurl erstellt https://preview.tinyurl.com/Fuell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z Chiave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Riri, Fifi und Loulou Science der Spiegel Redakteure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Beck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. med. Michael Spitzbart Haben sie den Link einer vertrauenswürdigen Quelle dazu? Ich finde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z nich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Hinri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Beckers, das mit dem PCR Test steht auf der Seite der WH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Beck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who.int/news/item/20-01-2021-who-information-notice-for-ivd-users-2020-05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clid=IwAR1A8crMtjPCr2tk_4YbRLyEFRcUO1n-gY3o61y2RqT_r8cZx2h8vjXSHx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nformation Notice for IVD User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.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spricht der Jurist dazu: https://www.facebook.com/joachim.steinhoefel/posts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chod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heißt es so schön der Fisch stinkt vom Kopf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ine Voig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laufpass.com/corona/gefaelschte-totenscheine-tausende-aerzte-mit-einem-bein-im-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/?fbclid=IwAR1YhxIu7zZ0NYPqeg65ZAi2s0zQW5BdOYEwLyH1LT1zF3FhWaqGguw4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schte Totenscheine: Tausende Ärzt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fpass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Langer-Kir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who.int/news/item/20-01-2021-who-information-notice-for-ivd-users-2020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nformation Notice for IVD User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.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Venti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 Spitzbart wie immer treffend geschrieben. Manfred Spitzer ist nach seiner TV Aussag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em autoritären Gehabe bei mir ganz ganz nach unten gerutscht. Er sollte mal sein eig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irn erfor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bille See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viele Menschen schon im Lager und anders schwer bestrafte was nun...wenn di eseTests Mu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.... aber Merkelianer dieses Volker schrien schon richtet sie ...die Ungehorsamm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h Neu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iditäts-Fragen bestehen schon immer und mit ganz konkreten, jedoch nie wahr genommenen,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ts verschwiegenen Gefahren für die VerbraucherInnen bei der Rinder Tbc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wir es richtig angehen, kann, nein muss Corona wie jede andere Krise auch zur Ch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. Hier konkret über eine intelligente Allianz echter Bauern – also nicht dubioser AgrarKonzerne! – und VerbraucherInn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yheimat.de/sonthofen/politik/corona-und-rinder-tbc-der-rechts-sumpf-im-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samt-oberallgaeu-d3146135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den – vorsichtig gesprochen – fragwürdigen Vorgehensweisen des Landratsamt Oberallgä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n Kriterien des RKI Robert Koch Institut ebenso völlig in den Wind geschlagen, als auch j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 FLI Friedrich-Löffler-Institut Insel Riems und gar EU-Vorg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mehrerlei Hinsicht also war das Agieren der politisch Handelnden um Alt-Landräte @Gebh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iser und @Anton Klotz rechtsmissbräuchlich, ja sogar rechtsbeugend/-brechend, so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vierendste Negativfolgen in Kauf nehme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ämlich sowohl bäuerliche Existenzen gefährdend, als für VerbraucherInnen nicht – wie vorgeg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– schützend, sondern vielmehr verdeckte Gefahren auslöse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ls wie heute erfolgt das behördliche und politische Vorgehen wider besseren Wissens und 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tz dahingehender Mangelerscheinungen – Gewissens und die beiden Institute blieben tatenlo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, als nur eine absolute Notwendigkeit, dies zu korrigieren, wozu ich – mein absolu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ensanliegen: Zukunft der Bauernschaft – also der echten Bauern und nicht der leider, wie nega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und mehr um sich greifenden Agrar-Konzerne! – ausgehend von fragwürdigem, behördlich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politischem Vorgehen um Rinder Tbc, wie Blauzungen-Krankheit, im Allgäu um Unterstü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.www.facebook.com/Allgäuer-Bauern-Verbraucherbewusst-114300096918751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dortige Bemühen ehrlicher Bauern orientiert sich am Interesse der VerbraucherInnen für 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 und zur Vermeidung von Risi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m gilt meine Zuwendung und Begleitung über die Medien wirksam eG www.facebook.com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en-wirksam-e-G-1123966431037130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für erbitte ich aktiven Beitrag, der uns Allen nützt, herzlichsten Dank!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﻿Corona und Rinder Tbc: der Rechts-Sumpf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heimat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8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fried Hellw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1% der Bevölkerung Mal loslaufen.der Spuk wäre sofort vorbei..Mal als anstoß.mal sehen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 es dauert bis ich dafür wieder ne sperre beko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Lo Ver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en Dank!Könnten Sie vielleicht noch eine Quelle verlinken Dr. med. Michael Spitzb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B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Lo Verde https://fb.watch/3fuUV8KiMh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üfe alles, glaube wenig, denke selbst. 25. Januar um 20:17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telang haben zigtausende Menschen darauf hingewiesen und wurden deswegen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Covidioten" und "Coronaleugner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Trem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Lo Verde Die Quelle ist die WHO, es kann doch nicht so schwer sein, auf deren Se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les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Lind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Lo Verde https://www.who.int/news/item/20-01-2021-who-information-notice-for-ivdusers-2020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nformation Notice for IVD User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.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9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He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as passiert? Gar nichts! Es wird fleißig weiter getestet und alles ignoriert. Ich frage 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zu gibt es die WH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ner vertraut mehr den besten Immunologen und Virologen der Wel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chtige Informationen werden einfach unter den Tisch gekehrt oder als Fake News bezeichn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ke, dass sie trotzdem immer noch bemüht sind und weiter recherchieren und uns berich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i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 sehen ob das den Faktencheckern auffäll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 man PCR-positiv sein, und gleichzeitig an einer anderen Krankheit leiden oder gar da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b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zu muss ich allerdings zuerst etwas aushole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Um von einem Virus zu erkranken muss das Virus vermehrungsfähig sein. Ist es nicht (meh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ehrungsfähig, dann ist keine Infektion und keine Erkrankung mög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Um andere anzustecken muss das Virus ebenfalls vermehrungsfähig sein. Ist es nicht (meh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ehrungsfähig, dann ist keine Ansteckung mög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Laut Virusinterferenz** kann man (fast) nur von einer Infektionskrankheit befallen sein. Wenn wie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kt 1. beschrieben kein vermehrungsfähiges Virus mehr da ist, dann kann es auch keine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en an der Infektion einer Wirtszelle hemmen. Folglich lässt das „NICHT-mehr-vermehrungsfähigeVirus“ EINE andere Krankheit z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 schreibt das ROBERT-KOCH-INSTITUT folgend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s unten auf Seite 5 der PDF-Datei [Epidemiologisches Bulletin 39/2020]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Im Gegensatz zu replikationsfähigem Virus ist die RNA von SARS-CoV-2 bei vielen Patienten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chen nach Symptombeginn mittels PCR-Untersuchung nachweisbar. Dass diese positiven PCRErgebnisse bei genesenen Patienten nicht mit Ansteckungsfähigkeit gleichzusetzen ist, wurde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eren Analysen gezeigt, bei…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rki.de/DE/Content/Infekt/EpidBull/Archiv/2020/39/Tabell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Im Gegensatz zu replikationsfähigem Virus…“ heißt der PCR… zeigt bei einem nicht (meh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ehrungsfähigem Virus positiv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ZI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mand der an einer ANDEREN Atemwegserkrankung leidet, oder damit gar im Sterben liegt,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eichzeitig einen positiven PCR-Test aufweisen – und das laut eines Bulletins vom RKI..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rigens: Punkt 2. wird im gleichen Bulletin nochmal bestätig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s auf Seite 8 der PDF-Datei [Epidemiologisches Bulletin 39/2020]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r Nachweis des SARS-CoV-2-Genoms stellt allerdings keinen unmittelbaren Beleg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ckungsfähigkeit eines Patienten dar, da..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* Virusinterferenz: Ein Virus kann sich hemmend auf die Vermehrung des anderen Virus auswirk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die Infektion einer Wirtszelle durch den zweiten Virus ver- oder behind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KI - Archiv 2020 - Epidemiologische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ki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rich Schw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und was tun? 1. Grundsätzlich mal Ursachen Forschung. 2. Entwicklung eines wirksa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kament. 3. Anwendung. Dies kann evtl sogar mit Tabletten passieren. Es passiert einfach nich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0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gelaber im Bundestag unter Vorsitz von Frau Dr Angela Merkel. In Deutschland wurde i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0ern schon der Rinder Wahnsinn ( BSE) bekämpft und Schweine pest. Und heutzutage ist es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glich Menschen zu schützen.? Deutschland, ein Land mit der höchsten Bildung und be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zin. Vielen Dank Frau Dr Angela Merk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e Ta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ch Schweier , damals und heute 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youtu.be/ktCI-f3QVM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eigentliche Pandemie ist die Angs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benher: Eine PCR weist NIEMALS einen "Virus" nach! Kann sie gar 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her sind auch jegliche!!! Interpretationen als bspw. "Fall" oder (Viren)-"Positiv-Getesteter"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Viren)-"Infizierter" NICHT erlaub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ist unser "Sars-CoV-2" noch immer NICHT isoliert worden, d. h. es ist eine Zuordnung eini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RNA/DNA-Schnippelchen" NICHT machbar! Und eine Isolierung wäre noch immer K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nfektiösitäts"-Nachweis und auch KEIN "Pathogenitäts"-Nachwei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al, wie IMMER, jegliche Kontrollstudien NICHT gemacht werden;-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ardo Leri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aPOD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𝗦𝗽𝗮𝒏𝐢𝗲𝒏 2020: 𝗪𝗲𝒏𝐢𝒈𝗲𝙧 𝑻𝝄𝘁𝗲 𝗮lꜱ 2015/16/17/18/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Regierungszahlen sind da! Spanien verzeichnete 2020, innerhalb der schlimmsten Killerpandem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 Zeiten, die geringsten Sterbezahlen der letzten sechs Jahr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erdem in dieser Ausgab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eimarer Richter soll auf perfide Art medial geschlachte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: Prof. Thomas Aigner tritt aus der Akademie der Wissenschaften Leopoldina aus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bschiedet sich mit einem geharnischten Brandbrie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ick: https://ricapod.buzzsprout.com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aP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apod.buzzsprou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t hier in England vor Weihnachten zu einer so falschen Sicherheit geführt, trotz warne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men, dass die Virus-Zahlen in Liverpool massiv danach in die Hoehe geschossen sind.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chester hingegen, das als Stadt vergleichbar ist, und das nichts anders gemacht als Liverpool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er eben das pcr-Massentesting, blieben die Zahlen nach Weihnachten hingegen rela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at. Wieso koennen normale Leute solche Sachen vorhersagen, und mein Partner hat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zu Weihnachten online sachlich den Mund fusselig diskutiert, weil er das gesehen hat,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che "Berater" nicht? Nein, da wird der Medienzug weiter geritten, weil man ja immer rich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gt... pff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1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igstens warnen sie die Leute jetzt bei ihren komischen Impfungen, das die erste Impfung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der immun macht noch dass sie deshalb den Virus nicht verbreiten koennten... sonst pass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genau das Gleic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eigenen Berater der englischen Regierung haben DAS hier am 4.12.2020 veroeffentlic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es wurde trotzdem durchgezo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mj.com/content/371/bmj.m4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d-19: Safety of lateral flow test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mj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ube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Post anhält laut Facebook faktenchecker fehlinformationen Herr Dr Spitzb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lvana Köff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wasn jetzt l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nd Rei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tichyseinblick.de/kolumnen/aus-aller-welt/lockdown-kalifornien-beendet-bid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ifornien beendet Lockdown - ein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chyseinblick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ina 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A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nd Rei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zentrum-der-gesundheit.de/news/gesundheit/covid-richtlinien-pcr-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d-19: WHO ändert die Testrichtlin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ntrum-der-gesundheit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o B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e Brügman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 L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treffende Aussag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drich Hör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reitschuster.de/post/von-youtube-zensiert-sehen-sie-hier-das-verbotene-preradovicinter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Youtube zensiert: Sehen Sie hier da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itschuste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Augustin Präs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Johan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a Flemm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haolam.de/artikel/IsraelNahost/43587/Nebenwirkungen-von-Impfstoffen-entdeckt-von-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n-Pfizer-nichts-wusst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benwirkungen von Impfstoffen entdeckt,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olam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Kolodzie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Lo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tta Mavridis Ex-Geni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mitrios Mavrid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tali R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on Andre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umen W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rf ich diesen Beitrag teil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lichen Dank für ihre Zeit und Arbeit für die so wichtige Aufklä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Gersten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Schelm wer böses den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xel Diederi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Til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B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ricapod.buzzsprout.com/1409218/7313983-ermittlungshypothesenverweigerer-eh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mittlungshypothesenverweigerer (EHV)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apod.buzzsprou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tor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ekt komment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Stei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be Beav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es wird sich alles aufklä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ta Th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us Sper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Sp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Gartner dr. Spitzbart höre und lese ich g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verwundern darf es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Regierungen der einzelnen Länder pumpen Unmengen an Geld in die Medien, damit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in die "richtige" Richtung geht.....aber was weiß ich sch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Sperl ich finde seine Berichte auch gut, verständlich und das gar nicht zwing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 Corona sondern allgemein über das Gesundheitswes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eCh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Andree Grünsfel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vera-lengsfeld.de/2021/01/24/who-beendet-epidemische-lage-von-nationaler-tragweite/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bclid=IwAR1uZPPvlhyLpIA1JN4OlC6XTJc22VNSYGtOPRx2ZeGi79YLCY24GB-P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beendet Epidemische Lage v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-lengsfeld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Ruf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ngsam tut sich 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Zule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100012461833120/posts/1088302818261769/?app=fb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iver F. Reinecke 17. Januar um 16:59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so tief in der Nacht auf Arte so ausgestrahlt wir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HEITEN ÜBER CORONA - ARTE DOKU (14 minütiger Ausschnit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befinden uns in einem Informationskrieg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oletta K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Na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Enric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llsh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Text ist Geistiger Dünnschiss ohne Aussage und Inhalt genau was für Mensch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n scheiss gla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mals geht raus lasst euch anstecken wenn ihr so überzeugt se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ned heulen wenn ihr dran seid und Gott kann auch dann auch nicht mehr hel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ker Bon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kkehard Bon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milla Benzhei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ül Y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Perzyn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Overm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gut 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Sowa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lich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Klopatow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ta Kra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usste es doch, alles großer M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Mittelste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treffe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iver B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t es! Reine politische Willkü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ina Steck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d9mjQNHx4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gieneprofessor mit Tipp gegen Corona: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ina Steck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aisodon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ina Steckert , da greife ich im Notfall lieber auf Wodka oder Melissengeist zurü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ina Steck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n, eben nicht, denn das hilft n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 Ha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klas Bär Bender Baer surprise surpris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millo Torr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co0hzchEqBs&amp;fbclid=IwAR2OzsiTIGYIbls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sNuxo9f9wYtiKGuejyfQRUematszJFMbGtlajudR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egscheider vom 23.1.2021 imm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Krö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lila 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ko JäkleSandra HeldBjörn Hatzelm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Rei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QP-88JdcH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💥 BOOM: WHO &amp; Landgericht entziehen „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ke Schop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Windha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t e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rst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mer wieder 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Mo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immer, genial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yana Godo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Achm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8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 Pyszne Vegań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friede Jau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n Stan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indy Fürstenbe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Schneewe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RZczHQaoTz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-Zellen Immunität statt 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Hoe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, dank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Fla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a von 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ka Ange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ttila Orb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He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5NXk1Sjk_q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K*TV: Norbert Häring zum Great Reset &amp;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Schem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guter Beitr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Quattle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Grothe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9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Hel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y Schr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h Neu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CoveVSgQ_w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4 Ungereimtheiten bzgl. TIB Molbio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ny Hundetrain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Kop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r K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ete Ragn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Kle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funktioniert verlogene Politik. Hoffe das die Verantwortlichen zeitnah abgeurteil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ly 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sa Brö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ger Mas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Lu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Düsseldorf Fis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Schwei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ww.Bleibts-gsund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ibts-gs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ibts-gsund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rice Moran Haeg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tte um den Link der WHO (Video, Webseite, Pressemitteilung), was auch immer. Auch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dige dies seit letzten April und werde nicht erhört. www.omneomed.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 - OMNEOMED - GANZHEITSMEDIZIN ZÜ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neomed.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0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on Shamw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schö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Schmidt-Klenk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lich! Danke für diese Klarstell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rdana Nestor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ja WENIGER TO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 der Neue President BEWIRKT WU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tut sich 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e Bad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groups/514587762513845/permalink/739332303372722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e Bad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‎Advanced Information 26. Januar um 09:4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are Coca C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1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sèle Flament 25. Januar um 19:36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 pharmacien montre que le coca-cola est positif au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Pesch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en Stephen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o U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Dek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Rei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achgut.com/artikel/who_beendet_epidemische_lage_von_nationaler_tragwe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beendet Epidemische Lage v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gut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nandez Ursul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li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Taini-P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nandez Ursula aber passiert nun was?....nix null nada die ziehn ihr“wir machen ale KM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2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putt“weiter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nandez Ursu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Taini-Passer ich hoffe immer, dass endlich mal mutige, ehrliche Persönlichk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greif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Taini-P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nandez Ursu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öchste eisenbahn für gastro und fitnessstudi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nandez Ursu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Taini-Passer allerd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Rei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reitschuster.de/post/unglaublich-who-warnt-vor-unzuverlaessigkeit-von-pcr-test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glaublich: WHO warnt vor Unzuverlä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itschuste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Rein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epochtimes.de/gesundheit/who-aktualisiert-covid-19-testrichtlinien-eine-stundenach-bidens-amtseinfuehrung-a3429681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aktualisiert Corona-Testrichtlini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times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sa Haarpra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i Di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o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Mau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3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leen Fröh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rin Schmi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tgard Demm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er au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rding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youtube.com/watch?v=Mn-PfBkWg_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es schon lange nicht mehr nur noch um Covid 19 geht. Wenn man durch einen PCR Test posit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, unabhängig ob Covid 19 Krankheitssymtome oder nicht. Giltet man als Covid 19 Toter.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infarkt, Schlaganfall, Krebs, MS, Grippe, Infektionskrankheiten worum man eigentlich krank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torben ist, ist vollkommen irrelevant sobald ein Patient durch einen PCR Test positiv getes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. Ist er ein Corona Patient, Toter. Darum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LOCKDOWN, KEIN AUGENMAS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: Die Auswirkungen auf den Mittelstand sind verheerend. In den kommenden Monaten ist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r nie dagewesenen Insolvenzwelle in Deutschland zu rechnen. Allein im Einzelhandel droht la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fan Genth, Hauptgeschäftsführer des Handelsverbandes, über 50.000 Geschäften das Aus.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kapital der Millionen Selbständigen in Einzelhandel, Gastronomie, Kunst und Kultur ist län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gezehrt. Viele warten noch auf ihre staatlich zugesicherten Oktober- und Novemberhilfen, die b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 nicht bei ihnen eingetroffen sind! Diese Mittelständler stehen nun, nach Monaten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rdneten Lockdowns und ohne jegliche Hilfen, vor dem Nich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elende Wort "Marktbereinigung", eine unmittelbare Folge des staatsmonopolkapitalist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ikorchesters, ist zynisch und wirtschaftsfeindlich. Der Lockdown ohne Augenmaß hat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tbereinigung zur Folge, sondern eine Marktauflösung. 600.000 Arbeitsplätze werden n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icht des Ökonomen Gabriel Felbermayr in Deutschland den Lockdowns zum Opfer fa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eutet: Die Werte der pleite-gehenden Unternehmen fallen den nächstgrößeren zu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mächtigen diese Konzerne zum transnationalen Marsch in den Billigloh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ndebakel: Wer zahlt die teur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Reheu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ph Sommerlad - interessante New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ja Appe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ute im Kurier: Falschinformationen gehören nicht zur Meinungsfrei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kurier.at/wissen/wissenschaft/falschinformationen-gehoeren-nicht-zur-mei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reiheit/401167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er sagt, dass es Falschinformationen sind. Die Redakteure vom Kuri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alschinformationen gehören nicht zu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ier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ja Appelt , die haben bestimmt die gleichen Faktenchecker wie YT, Fb &amp; C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facebook.com/punktpreradovic/videos/636096093775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4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tps /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eboo co /p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p e ado c/ deos/63609609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6 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NKT.PRERADOVIC 26. Januar um 10:06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aktenchecker von YT haben zugeschlagen und unser Video gelöscht. RA Dr. R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lmich bei @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l Csap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Von Wilmsdor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 Mini Fi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ja Küb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dine Bam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Pf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Laus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5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Goe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Lausegger W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Pf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vielm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Gr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zlichen Dank für Ihre Nachr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annend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Späth schau ma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Spä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Schneider ja das sagen die doch schon von Anfang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li Ziemb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a 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6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O erklärt PCR-Tests für... - Dr. med. Michael Spitzbar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Deigl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bke Henke-Kre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 was das Zeug hält...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 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Finkeld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Li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. Und jetzt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ra Eska Kne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Linke genau meine F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ökhan Durmu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Hinrich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a Saueressig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Dr.Spitzbart/posts/3287515171354077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7/7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 table:number-columns-repeated="6"/>
        </table:table-row>
        <table:table-row table:style-name="ro1" table:number-rows-repeated="1039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 style:data-style-name="N2" text:time-value="03:22:51.94243380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2-03T03:23:04.722964825</dc:date>
    <meta:editing-duration>PT9M3S</meta:editing-duration>
    <meta:editing-cycles>6</meta:editing-cycles>
    <meta:document-statistic meta:table-count="1" meta:cell-count="5613" meta:object-count="0"/>
  </office:meta>
</office:document-meta>
</file>